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layout-cache" manifest:media-type="application/binary"/>
  <manifest:file-entry manifest:full-path="Pictures/10000000000000080000000804B398AF1D13287F.png" manifest:media-type="image/png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"/>
  <manifest:file-entry manifest:full-path="ObjectReplacements/Object 13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6" style:family="table">
      <style:table-properties style:width="11cm" table:align="left"/>
    </style:style>
    <style:style style:name="Tableau6.A" style:family="table-column">
      <style:table-column-properties style:column-width="7.001cm"/>
    </style:style>
    <style:style style:name="Tableau6.B" style:family="table-column">
      <style:table-column-properties style:column-width="2cm"/>
    </style:style>
    <style:style style:name="Tableau6.C" style:family="table-column">
      <style:table-column-properties style:column-width="1.998cm"/>
    </style:style>
    <style:style style:name="Tableau6.A1" style:family="table-cell">
      <style:table-cell-properties fo:padding="0.097cm" fo:border-left="1pt solid #000000" fo:border-right="none" fo:border-top="1pt solid #000000" fo:border-bottom="1pt solid #000000"/>
    </style:style>
    <style:style style:name="Tableau6.C1" style:family="table-cell">
      <style:table-cell-properties fo:padding="0.097cm" fo:border="1pt solid #000000"/>
    </style:style>
    <style:style style:name="Tableau6.A2" style:family="table-cell">
      <style:table-cell-properties fo:padding="0.097cm" fo:border-left="1pt solid #000000" fo:border-right="none" fo:border-top="none" fo:border-bottom="1pt solid #000000"/>
    </style:style>
    <style:style style:name="Tableau6.C2" style:family="table-cell">
      <style:table-cell-properties fo:padding="0.097cm" fo:border-left="1pt solid #000000" fo:border-right="1pt solid #000000" fo:border-top="none" fo:border-bottom="1pt solid #000000"/>
    </style:style>
    <style:style style:name="Tableau7" style:family="table">
      <style:table-properties style:width="11cm" table:align="left"/>
    </style:style>
    <style:style style:name="Tableau7.A" style:family="table-column">
      <style:table-column-properties style:column-width="7.001cm"/>
    </style:style>
    <style:style style:name="Tableau7.B" style:family="table-column">
      <style:table-column-properties style:column-width="2cm"/>
    </style:style>
    <style:style style:name="Tableau7.C" style:family="table-column">
      <style:table-column-properties style:column-width="1.998cm"/>
    </style:style>
    <style:style style:name="Tableau7.A1" style:family="table-cell">
      <style:table-cell-properties fo:padding="0.097cm" fo:border-left="1pt solid #000000" fo:border-right="none" fo:border-top="1pt solid #000000" fo:border-bottom="1pt solid #000000"/>
    </style:style>
    <style:style style:name="Tableau7.C1" style:family="table-cell">
      <style:table-cell-properties fo:padding="0.097cm" fo:border="1pt solid #000000"/>
    </style:style>
    <style:style style:name="Tableau7.A2" style:family="table-cell">
      <style:table-cell-properties fo:padding="0.097cm" fo:border-left="1pt solid #000000" fo:border-right="none" fo:border-top="none" fo:border-bottom="1pt solid #000000"/>
    </style:style>
    <style:style style:name="Tableau7.C2" style:family="table-cell">
      <style:table-cell-properties fo:padding="0.097cm" fo:border-left="1pt solid #000000" fo:border-right="1pt solid #000000" fo:border-top="none" fo:border-bottom="1pt solid #000000"/>
    </style:style>
    <style:style style:name="Tableau9" style:family="table">
      <style:table-properties style:width="12.09cm" table:align="left"/>
    </style:style>
    <style:style style:name="Tableau9.A" style:family="table-column">
      <style:table-column-properties style:column-width="5.925cm"/>
    </style:style>
    <style:style style:name="Tableau9.B" style:family="table-column">
      <style:table-column-properties style:column-width="2.055cm"/>
    </style:style>
    <style:style style:name="Tableau9.1" style:family="table-row">
      <style:table-row-properties style:min-row-height="1.799cm" fo:keep-together="always"/>
    </style:style>
    <style:style style:name="Tableau9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9.B1" style:family="table-cell" style:data-style-name="N0">
      <style:table-cell-properties style:vertical-align="middle" fo:padding="0.097cm" fo:border-left="1pt solid #000000" fo:border-right="none" fo:border-top="1pt solid #000000" fo:border-bottom="1pt solid #000000"/>
    </style:style>
    <style:style style:name="Tableau9.D1" style:family="table-cell">
      <style:table-cell-properties style:vertical-align="middle" fo:padding="0.097cm" fo:border="1pt solid #000000"/>
    </style:style>
    <style:style style:name="Tableau9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9.B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Tableau9.C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9.D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8" style:family="table">
      <style:table-properties style:width="7.01cm" table:align="center"/>
    </style:style>
    <style:style style:name="Tableau8.A" style:family="table-column">
      <style:table-column-properties style:column-width="3.888cm"/>
    </style:style>
    <style:style style:name="Tableau8.B" style:family="table-column">
      <style:table-column-properties style:column-width="1.561cm"/>
    </style:style>
    <style:style style:name="Tableau8.A1" style:family="table-cell">
      <style:table-cell-properties fo:padding="0.097cm" fo:border-left="1pt solid #000000" fo:border-right="none" fo:border-top="1pt solid #000000" fo:border-bottom="1pt solid #000000"/>
    </style:style>
    <style:style style:name="Tableau8.C1" style:family="table-cell">
      <style:table-cell-properties fo:padding="0.097cm" fo:border="1pt solid #000000"/>
    </style:style>
    <style:style style:name="Tableau8.A2" style:family="table-cell">
      <style:table-cell-properties fo:padding="0.097cm" fo:border-left="1pt solid #000000" fo:border-right="none" fo:border-top="none" fo:border-bottom="1pt solid #000000"/>
    </style:style>
    <style:style style:name="Tableau8.C2" style:family="table-cell">
      <style:table-cell-properties fo:padding="0.097cm" fo:border-left="1pt solid #000000" fo:border-right="1pt solid #000000" fo:border-top="none" fo:border-bottom="1pt solid #000000"/>
    </style:style>
    <style:style style:name="Tableau10" style:family="table">
      <style:table-properties style:width="19.001cm" table:align="margins"/>
    </style:style>
    <style:style style:name="Tableau10.A" style:family="table-column">
      <style:table-column-properties style:column-width="9.5cm" style:rel-column-width="32767*"/>
    </style:style>
    <style:style style:name="Tableau10.B" style:family="table-column">
      <style:table-column-properties style:column-width="9.5cm" style:rel-column-width="32768*"/>
    </style:style>
    <style:style style:name="Tableau10.1" style:family="table-row">
      <style:table-row-properties style:min-row-height="2cm"/>
    </style:style>
    <style:style style:name="Tableau10.A1" style:family="table-cell">
      <style:table-cell-properties style:vertical-align="middle" fo:padding="0cm" fo:border="none"/>
    </style:style>
    <style:style style:name="Tableau3" style:family="table">
      <style:table-properties style:width="12.989cm" table:align="center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1.455cm"/>
    </style:style>
    <style:style style:name="Tableau3.C" style:family="table-column">
      <style:table-column-properties style:column-width="1.457cm"/>
    </style:style>
    <style:style style:name="Tableau3.A1" style:family="table-cell">
      <style:table-cell-properties fo:padding="0.097cm" fo:border-left="1pt solid #000000" fo:border-right="none" fo:border-top="1pt solid #000000" fo:border-bottom="1pt solid #000000"/>
    </style:style>
    <style:style style:name="Tableau3.G1" style:family="table-cell">
      <style:table-cell-properties fo:padding="0.097cm" fo:border="1pt solid #000000"/>
    </style:style>
    <style:style style:name="Tableau3.A2" style:family="table-cell">
      <style:table-cell-properties fo:padding="0.097cm" fo:border-left="1pt solid #000000" fo:border-right="none" fo:border-top="none" fo:border-bottom="1pt solid #000000"/>
    </style:style>
    <style:style style:name="Tableau3.G2" style:family="table-cell">
      <style:table-cell-properties fo:padding="0.097cm" fo:border-left="1pt solid #000000" fo:border-right="1pt solid #000000" fo:border-top="none" fo:border-bottom="1pt solid #000000"/>
    </style:style>
    <style:style style:name="Tableau1" style:family="table">
      <style:table-properties style:width="14.208cm" table:align="left"/>
    </style:style>
    <style:style style:name="Tableau1.A" style:family="table-column">
      <style:table-column-properties style:column-width="9.604cm"/>
    </style:style>
    <style:style style:name="Tableau1.B" style:family="table-column">
      <style:table-column-properties style:column-width="2.302cm"/>
    </style:style>
    <style:style style:name="Tableau1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1.C1" style:family="table-cell">
      <style:table-cell-properties style:vertical-align="middle" fo:padding="0.097cm" fo:border="1pt solid #000000"/>
    </style:style>
    <style:style style:name="Tableau1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1.B2" style:family="table-cell" style:data-style-name="N0">
      <style:table-cell-properties style:vertical-align="middle" fo:padding="0.097cm" fo:border-left="1pt solid #000000" fo:border-right="none" fo:border-top="none" fo:border-bottom="1pt solid #000000"/>
    </style:style>
    <style:style style:name="Tableau1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" style:family="table">
      <style:table-properties style:width="11cm" fo:margin-left="0.499cm" table:align="left"/>
    </style:style>
    <style:style style:name="Tableau2.A" style:family="table-column">
      <style:table-column-properties style:column-width="7.001cm"/>
    </style:style>
    <style:style style:name="Tableau2.B" style:family="table-column">
      <style:table-column-properties style:column-width="2cm"/>
    </style:style>
    <style:style style:name="Tableau2.C" style:family="table-column">
      <style:table-column-properties style:column-width="1.998cm"/>
    </style:style>
    <style:style style:name="Tableau2.A1" style:family="table-cell">
      <style:table-cell-properties fo:padding="0.097cm" fo:border-left="1pt solid #000000" fo:border-right="none" fo:border-top="1pt solid #000000" fo:border-bottom="1pt solid #000000"/>
    </style:style>
    <style:style style:name="Tableau2.C1" style:family="table-cell" style:data-style-name="N0">
      <style:table-cell-properties fo:padding="0.097cm" fo:border="1pt solid #000000"/>
    </style:style>
    <style:style style:name="Tableau2.A2" style:family="table-cell">
      <style:table-cell-properties fo:padding="0.097cm" fo:border-left="1pt solid #000000" fo:border-right="none" fo:border-top="none" fo:border-bottom="1pt solid #000000"/>
    </style:style>
    <style:style style:name="Tableau2.B2" style:family="table-cell">
      <style:table-cell-properties fo:padding="0.097cm" fo:border-left="1pt solid #000000" fo:border-right="none" fo:border-top="none" fo:border-bottom="1pt solid #000000"/>
    </style:style>
    <style:style style:name="Tableau2.C2" style:family="table-cell">
      <style:table-cell-properties fo:padding="0.097cm" fo:border-left="1pt solid #000000" fo:border-right="1pt solid #000000" fo:border-top="none" fo:border-bottom="1pt solid #000000"/>
    </style:style>
    <style:style style:name="Tableau5" style:family="table">
      <style:table-properties style:width="12.01cm" table:align="left"/>
    </style:style>
    <style:style style:name="Tableau5.A" style:family="table-column">
      <style:table-column-properties style:column-width="7.001cm"/>
    </style:style>
    <style:style style:name="Tableau5.B" style:family="table-column">
      <style:table-column-properties style:column-width="2.505cm"/>
    </style:style>
    <style:style style:name="Tableau5.A1" style:family="table-cell">
      <style:table-cell-properties fo:padding="0.097cm" fo:border-left="1pt solid #000000" fo:border-right="none" fo:border-top="1pt solid #000000" fo:border-bottom="1pt solid #000000"/>
    </style:style>
    <style:style style:name="Tableau5.C1" style:family="table-cell">
      <style:table-cell-properties fo:padding="0.097cm" fo:border="1pt solid #000000"/>
    </style:style>
    <style:style style:name="Tableau5.A2" style:family="table-cell">
      <style:table-cell-properties fo:padding="0.097cm" fo:border-left="1pt solid #000000" fo:border-right="none" fo:border-top="none" fo:border-bottom="1pt solid #000000"/>
    </style:style>
    <style:style style:name="Tableau5.C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2e901e"/>
    </style:style>
    <style:style style:name="P3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fo:font-style="italic" officeooo:paragraph-rsid="002e901e" style:font-style-asian="italic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tyle="italic" officeooo:rsid="0030e86b" officeooo:paragraph-rsid="0030e86b" style:font-style-asian="italic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tyle="italic" officeooo:rsid="00368918" officeooo:paragraph-rsid="00368918" style:font-style-asian="italic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tyle="normal" officeooo:paragraph-rsid="002e901e" style:font-style-asian="normal" style:font-style-complex="normal"/>
    </style:style>
    <style:style style:name="P8" style:family="paragraph" style:parent-style-name="Table_20_Contents">
      <style:text-properties officeooo:paragraph-rsid="002e901e"/>
    </style:style>
    <style:style style:name="P9" style:family="paragraph" style:parent-style-name="Table_20_Contents">
      <style:text-properties officeooo:rsid="00368918" officeooo:paragraph-rsid="00368918"/>
    </style:style>
    <style:style style:name="P10" style:family="paragraph" style:parent-style-name="Table_20_Contents">
      <style:text-properties officeooo:rsid="00389c01" officeooo:paragraph-rsid="00389c01"/>
    </style:style>
    <style:style style:name="P11" style:family="paragraph" style:parent-style-name="Table_20_Contents">
      <style:text-properties officeooo:rsid="00442ca9" officeooo:paragraph-rsid="00442ca9"/>
    </style:style>
    <style:style style:name="P12" style:family="paragraph" style:parent-style-name="Table_20_Contents">
      <style:paragraph-properties fo:text-align="center" style:justify-single-word="false"/>
      <style:text-properties officeooo:rsid="00442ca9" officeooo:paragraph-rsid="00442ca9"/>
    </style:style>
    <style:style style:name="P13" style:family="paragraph" style:parent-style-name="Table_20_Contents">
      <style:paragraph-properties fo:text-align="center" style:justify-single-word="false"/>
      <style:text-properties officeooo:rsid="004460d4" officeooo:paragraph-rsid="004460d4"/>
    </style:style>
    <style:style style:name="P14" style:family="paragraph" style:parent-style-name="Standard">
      <style:paragraph-properties fo:text-align="center" style:justify-single-word="false"/>
      <style:text-properties fo:font-style="normal" style:font-style-asian="normal" style:font-style-complex="normal"/>
    </style:style>
    <style:style style:name="P15" style:family="paragraph" style:parent-style-name="Standard">
      <style:paragraph-properties fo:text-align="center" style:justify-single-word="false"/>
      <style:text-properties fo:font-style="italic"/>
    </style:style>
    <style:style style:name="P16" style:family="paragraph" style:parent-style-name="Standard">
      <style:paragraph-properties fo:text-align="center" style:justify-single-word="false"/>
      <style:text-properties fo:font-style="italic" officeooo:paragraph-rsid="002e901e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font-weight="bold" officeooo:paragraph-rsid="0013a5ab" style:font-weight-asian="bold" style:font-weight-complex="bold"/>
    </style:style>
    <style:style style:name="P19" style:family="paragraph" style:parent-style-name="Standard">
      <style:text-properties officeooo:paragraph-rsid="002e901e"/>
    </style:style>
    <style:style style:name="P20" style:family="paragraph" style:parent-style-name="Standard">
      <style:paragraph-properties fo:line-height="150%"/>
    </style:style>
    <style:style style:name="P21" style:family="paragraph" style:parent-style-name="Standard">
      <style:paragraph-properties fo:line-height="150%"/>
      <style:text-properties officeooo:paragraph-rsid="002e901e"/>
    </style:style>
    <style:style style:name="P22" style:family="paragraph" style:parent-style-name="Standard">
      <style:paragraph-properties fo:line-height="150%"/>
      <style:text-properties officeooo:paragraph-rsid="0030e86b"/>
    </style:style>
    <style:style style:name="P23" style:family="paragraph" style:parent-style-name="Standard">
      <style:paragraph-properties fo:line-height="150%"/>
      <style:text-properties officeooo:paragraph-rsid="003cf1be"/>
    </style:style>
    <style:style style:name="P24" style:family="paragraph" style:parent-style-name="Standard">
      <style:paragraph-properties fo:line-height="150%"/>
      <style:text-properties officeooo:paragraph-rsid="004040fa"/>
    </style:style>
    <style:style style:name="P25" style:family="paragraph" style:parent-style-name="Standard">
      <style:paragraph-properties fo:line-height="150%" fo:text-align="center" style:justify-single-word="false"/>
    </style:style>
    <style:style style:name="P26" style:family="paragraph" style:parent-style-name="Standard">
      <style:paragraph-properties fo:line-height="150%"/>
      <style:text-properties officeooo:paragraph-rsid="005956ce"/>
    </style:style>
    <style:style style:name="P27" style:family="paragraph" style:parent-style-name="Standard">
      <style:paragraph-properties fo:line-height="150%"/>
      <style:text-properties officeooo:paragraph-rsid="005a68a1"/>
    </style:style>
    <style:style style:name="P28" style:family="paragraph" style:parent-style-name="Standard">
      <style:text-properties officeooo:paragraph-rsid="0030e86b"/>
    </style:style>
    <style:style style:name="P29" style:family="paragraph" style:parent-style-name="Standard">
      <style:text-properties officeooo:paragraph-rsid="005b8ce6"/>
    </style:style>
    <style:style style:name="P30" style:family="paragraph" style:parent-style-name="Standard">
      <style:text-properties officeooo:paragraph-rsid="0031920f"/>
    </style:style>
    <style:style style:name="P31" style:family="paragraph" style:parent-style-name="Standard">
      <style:text-properties officeooo:paragraph-rsid="00368918"/>
    </style:style>
    <style:style style:name="P32" style:family="paragraph" style:parent-style-name="Standard">
      <style:paragraph-properties fo:line-height="100%"/>
      <style:text-properties officeooo:paragraph-rsid="003741df"/>
    </style:style>
    <style:style style:name="P33" style:family="paragraph" style:parent-style-name="Standard">
      <style:paragraph-properties fo:line-height="100%"/>
      <style:text-properties officeooo:paragraph-rsid="00368918"/>
    </style:style>
    <style:style style:name="P34" style:family="paragraph" style:parent-style-name="Standard">
      <style:text-properties officeooo:rsid="003cf1be" officeooo:paragraph-rsid="003cf1be"/>
    </style:style>
    <style:style style:name="P35" style:family="paragraph" style:parent-style-name="Standard">
      <style:paragraph-properties fo:line-height="100%"/>
      <style:text-properties officeooo:rsid="003cf1be" officeooo:paragraph-rsid="003cf1be"/>
    </style:style>
    <style:style style:name="P36" style:family="paragraph" style:parent-style-name="Standard">
      <style:text-properties officeooo:paragraph-rsid="003cf1be"/>
    </style:style>
    <style:style style:name="P37" style:family="paragraph" style:parent-style-name="Standard">
      <style:text-properties officeooo:rsid="0044131a" officeooo:paragraph-rsid="0044131a"/>
    </style:style>
    <style:style style:name="P38" style:family="paragraph" style:parent-style-name="Standard">
      <style:text-properties fo:font-weight="normal" officeooo:paragraph-rsid="0013a5ab" style:font-weight-asian="normal" style:font-weight-complex="normal"/>
    </style:style>
    <style:style style:name="P39" style:family="paragraph" style:parent-style-name="Standard">
      <style:text-properties fo:font-weight="normal" officeooo:rsid="00489495" officeooo:paragraph-rsid="00489495" style:font-weight-asian="normal" style:font-weight-complex="normal"/>
    </style:style>
    <style:style style:name="P40" style:family="paragraph" style:parent-style-name="Standard">
      <style:text-properties officeooo:rsid="004b5467" officeooo:paragraph-rsid="004b5467"/>
    </style:style>
    <style:style style:name="P41" style:family="paragraph" style:parent-style-name="Standard">
      <style:text-properties officeooo:paragraph-rsid="004b5467"/>
    </style:style>
    <style:style style:name="P42" style:family="paragraph" style:parent-style-name="Standard">
      <style:text-properties officeooo:rsid="00506877" officeooo:paragraph-rsid="00506877"/>
    </style:style>
    <style:style style:name="P43" style:family="paragraph" style:parent-style-name="Standard">
      <style:paragraph-properties fo:line-height="150%"/>
      <style:text-properties officeooo:rsid="00506877" officeooo:paragraph-rsid="00506877"/>
    </style:style>
    <style:style style:name="P44" style:family="paragraph" style:parent-style-name="Standard">
      <style:text-properties officeooo:rsid="0051cf2d" officeooo:paragraph-rsid="0051cf2d"/>
    </style:style>
    <style:style style:name="P45" style:family="paragraph" style:parent-style-name="Standard">
      <style:paragraph-properties fo:line-height="150%"/>
      <style:text-properties officeooo:rsid="0057c461" officeooo:paragraph-rsid="0057c461"/>
    </style:style>
    <style:style style:name="P46" style:family="paragraph" style:parent-style-name="Standard">
      <style:text-properties fo:font-size="18pt" officeooo:rsid="0057c461" officeooo:paragraph-rsid="0058e499"/>
    </style:style>
    <style:style style:name="P47" style:family="paragraph" style:parent-style-name="Standard">
      <style:text-properties fo:font-size="18pt" officeooo:rsid="0058e499" officeooo:paragraph-rsid="0058e499"/>
    </style:style>
    <style:style style:name="P48" style:family="paragraph" style:parent-style-name="Standard">
      <style:text-properties officeooo:paragraph-rsid="005956ce"/>
    </style:style>
    <style:style style:name="P49" style:family="paragraph" style:parent-style-name="Standard">
      <style:paragraph-properties fo:line-height="150%"/>
      <style:text-properties officeooo:rsid="005956ce" officeooo:paragraph-rsid="005b8ce6"/>
    </style:style>
    <style:style style:name="P50" style:family="paragraph" style:parent-style-name="Standard">
      <style:text-properties officeooo:rsid="005956ce" officeooo:paragraph-rsid="005b8ce6"/>
    </style:style>
    <style:style style:name="P51" style:family="paragraph" style:parent-style-name="Standard">
      <style:text-properties officeooo:rsid="005b8ce6" officeooo:paragraph-rsid="005b8ce6"/>
    </style:style>
    <style:style style:name="P52" style:family="paragraph" style:parent-style-name="Standard">
      <style:text-properties officeooo:rsid="005d488b" officeooo:paragraph-rsid="005d488b"/>
    </style:style>
    <style:style style:name="P53" style:family="paragraph" style:parent-style-name="tfCours">
      <style:paragraph-properties fo:text-align="center" style:justify-single-word="false"/>
    </style:style>
    <style:style style:name="P54" style:family="paragraph" style:parent-style-name="Standard">
      <style:paragraph-properties fo:margin-top="0cm" fo:margin-bottom="0.3cm" style:contextual-spacing="false"/>
      <style:text-properties officeooo:paragraph-rsid="0044131a"/>
    </style:style>
    <style:style style:name="P55" style:family="paragraph" style:parent-style-name="Standard">
      <style:paragraph-properties fo:margin-left="0.499cm" fo:margin-right="0cm" fo:text-indent="0cm" style:auto-text-indent="false"/>
    </style:style>
    <style:style style:name="P56" style:family="paragraph" style:parent-style-name="Standard">
      <style:paragraph-properties fo:margin-left="0.499cm" fo:margin-right="0cm" fo:text-indent="0cm" style:auto-text-indent="false"/>
      <style:text-properties officeooo:paragraph-rsid="004ac37f"/>
    </style:style>
    <style:style style:name="P57" style:family="paragraph" style:parent-style-name="Standard">
      <style:paragraph-properties fo:margin-left="0.499cm" fo:margin-right="0cm" fo:line-height="150%" fo:text-indent="0cm" style:auto-text-indent="false"/>
    </style:style>
    <style:style style:name="P58" style:family="paragraph" style:parent-style-name="Standard">
      <style:paragraph-properties fo:margin-left="0.499cm" fo:margin-right="0cm" fo:line-height="150%" fo:text-indent="0cm" style:auto-text-indent="false"/>
      <style:text-properties officeooo:paragraph-rsid="004ac37f"/>
    </style:style>
    <style:style style:name="P59" style:family="paragraph" style:parent-style-name="Standard">
      <style:paragraph-properties fo:margin-left="0.499cm" fo:margin-right="0cm" fo:text-indent="0cm" style:auto-text-indent="false"/>
      <style:text-properties officeooo:paragraph-rsid="005c727e"/>
    </style:style>
    <style:style style:name="P60" style:family="paragraph" style:parent-style-name="tfTitre_20_Chapitre" style:master-page-name="Right_20_Page">
      <style:paragraph-properties style:page-number="auto"/>
    </style:style>
    <style:style style:name="P61" style:family="paragraph" style:parent-style-name="Standard" style:list-style-name="tfPuce"/>
    <style:style style:name="P62" style:family="paragraph" style:parent-style-name="Standard" style:list-style-name="tfPuce">
      <style:text-properties officeooo:paragraph-rsid="005b8ce6"/>
    </style:style>
    <style:style style:name="P63" style:family="paragraph" style:parent-style-name="Standard" style:list-style-name="tfPuce">
      <style:text-properties officeooo:paragraph-rsid="005a68a1"/>
    </style:style>
    <style:style style:name="P64" style:family="paragraph" style:parent-style-name="Standard" style:list-style-name="tfPuce">
      <style:text-properties officeooo:rsid="005b8ce6" officeooo:paragraph-rsid="005b8ce6"/>
    </style:style>
    <style:style style:name="P65" style:family="paragraph" style:parent-style-name="Standard">
      <style:text-properties officeooo:rsid="00506877" officeooo:paragraph-rsid="0060431c"/>
    </style:style>
    <style:style style:name="P66" style:family="paragraph" style:parent-style-name="tfTitre_20_1_29_">
      <style:text-properties officeooo:paragraph-rsid="002e901e"/>
    </style:style>
    <style:style style:name="P67" style:family="paragraph" style:parent-style-name="tfTitre_20_1_29_" style:list-style-name="tfNum_20_1_29_">
      <style:text-properties officeooo:paragraph-rsid="0031920f"/>
    </style:style>
    <style:style style:name="P68" style:family="paragraph" style:parent-style-name="tfTitre_20_1_29_">
      <style:text-properties fo:font-variant="normal" fo:text-transform="none" style:font-name="Arial" fo:font-size="19pt" fo:font-style="normal" fo:font-weight="bold" officeooo:rsid="004040fa" officeooo:paragraph-rsid="004040fa" style:font-size-asian="13pt" style:font-weight-asian="bold" style:font-size-complex="13pt" style:font-weight-complex="bold"/>
    </style:style>
    <style:style style:name="P69" style:family="paragraph" style:parent-style-name="tfTitre_20_1_29_">
      <style:text-properties officeooo:paragraph-rsid="005b8ce6"/>
    </style:style>
    <style:style style:name="P70" style:family="paragraph" style:parent-style-name="tfTitre_20_1_29_">
      <style:paragraph-properties fo:break-before="page"/>
    </style:style>
    <style:style style:name="P71" style:family="paragraph" style:parent-style-name="tfTitre_20_1_29_" style:list-style-name="tfNum_20_1_29_">
      <style:paragraph-properties fo:break-before="page"/>
      <style:text-properties officeooo:paragraph-rsid="0031920f"/>
    </style:style>
    <style:style style:name="P72" style:family="paragraph" style:parent-style-name="tfTitre_20_I_29_">
      <style:text-properties fo:text-transform="uppercase" style:font-name="Arial1" fo:font-size="22pt" fo:font-style="italic" fo:font-weight="bold" officeooo:rsid="0031920f" officeooo:paragraph-rsid="0031920f" style:font-size-asian="20pt" style:font-weight-asian="bold" style:font-size-complex="20pt" style:font-weight-complex="bold"/>
    </style:style>
    <style:style style:name="P73" style:family="paragraph" style:parent-style-name="tfTitre_20_I_29_">
      <style:paragraph-properties fo:break-before="page"/>
    </style:style>
    <style:style style:name="P74" style:family="paragraph" style:parent-style-name="tfTitre_20_I_29_">
      <style:paragraph-properties fo:break-before="page"/>
      <style:text-properties fo:text-transform="uppercase" style:font-name="Arial1" fo:font-size="22pt" fo:font-style="italic" fo:font-weight="bold" officeooo:rsid="004040fa" officeooo:paragraph-rsid="004040fa" style:font-size-asian="20pt" style:font-weight-asian="bold" style:font-size-complex="20pt" style:font-weight-complex="bold"/>
    </style:style>
    <style:style style:name="P75" style:family="paragraph" style:parent-style-name="tfTitre_20_I_29_">
      <style:paragraph-properties fo:break-before="page"/>
      <style:text-properties fo:text-transform="uppercase" style:font-name="Arial1" fo:font-size="22pt" fo:font-style="italic" fo:font-weight="bold" officeooo:rsid="0044131a" officeooo:paragraph-rsid="0044131a" style:font-size-asian="20pt" style:font-weight-asian="bold" style:font-size-complex="20pt" style:font-weight-complex="bold"/>
    </style:style>
    <style:style style:name="P76" style:family="paragraph" style:parent-style-name="tfTitre_20_I_29_" style:master-page-name="Right_20_Page">
      <style:paragraph-properties style:page-number="auto"/>
    </style:style>
    <style:style style:name="P77" style:family="paragraph" style:parent-style-name="tfTitre_20_a_29_">
      <style:paragraph-properties fo:break-before="page"/>
    </style:style>
    <style:style style:name="P78" style:family="paragraph">
      <loext:graphic-properties draw:fill-color="#ffffff" draw:opacity="10%"/>
      <style:paragraph-properties fo:text-align="center"/>
    </style:style>
    <style:style style:name="P79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style:paragraph-properties fo:margin-left="0cm" fo:margin-right="0cm" fo:margin-top="0cm" fo:margin-bottom="0cm" fo:line-height="100%" fo:text-indent="0cm"/>
    </style:style>
    <style:style style:name="P8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5" style:family="paragraph">
      <style:paragraph-properties fo:text-align="center"/>
    </style:style>
    <style:style style:name="P86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8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8" style:family="paragraph">
      <loext:graphic-properties draw:fill="solid" draw:fill-color="#cfe7e5"/>
      <style:paragraph-properties fo:margin-left="0cm" fo:margin-right="0cm" fo:margin-top="0cm" fo:margin-bottom="0cm" fo:line-height="100%" fo:text-align="center" fo:text-indent="0cm"/>
      <style:text-properties style:use-window-font-color="true" loext:opacity="0%" style:text-outline="false" style:text-line-through-style="none" style:text-line-through-type="none" style:font-name="Arial2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4131a" style:font-weight-asian="bold" style:font-weight-complex="bold"/>
    </style:style>
    <style:style style:name="T3" style:family="text">
      <style:text-properties fo:font-weight="bold" officeooo:rsid="004b5467" style:font-weight-asian="bold" style:font-weight-complex="bold"/>
    </style:style>
    <style:style style:name="T4" style:family="text">
      <style:text-properties fo:font-weight="bold" officeooo:rsid="00506877" style:font-weight-asian="bold" style:font-weight-complex="bold"/>
    </style:style>
    <style:style style:name="T5" style:family="text">
      <style:text-properties fo:font-weight="bold" officeooo:rsid="0057c461" style:font-weight-asian="bold" style:font-weight-complex="bold"/>
    </style:style>
    <style:style style:name="T6" style:family="text">
      <style:text-properties fo:font-weight="bold" officeooo:rsid="0058e499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officeooo:rsid="00368918" style:font-style-asian="normal" style:font-style-complex="normal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368918" style:font-style-asian="italic" style:font-style-complex="italic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473239" style:font-weight-asian="normal" style:font-weight-complex="normal"/>
    </style:style>
    <style:style style:name="T14" style:family="text">
      <style:text-properties fo:font-variant="normal" fo:text-transform="none" style:font-name="Arial" fo:font-size="19pt" fo:font-style="normal" fo:font-weight="bold" officeooo:rsid="003082a0" style:font-size-asian="13pt" style:font-weight-asian="bold" style:font-size-complex="13pt" style:font-weight-complex="bold"/>
    </style:style>
    <style:style style:name="T15" style:family="text">
      <style:text-properties fo:font-variant="normal" fo:text-transform="none" style:font-name="Arial" fo:font-size="19pt" fo:font-style="normal" fo:font-weight="bold" officeooo:rsid="0031920f" style:font-size-asian="13pt" style:font-weight-asian="bold" style:font-size-complex="13pt" style:font-weight-complex="bold"/>
    </style:style>
    <style:style style:name="T16" style:family="text">
      <style:text-properties fo:font-variant="normal" fo:text-transform="none" style:font-name="Arial" fo:font-size="19pt" fo:font-style="normal" fo:font-weight="bold" officeooo:rsid="004397e6" style:font-size-asian="13pt" style:font-weight-asian="bold" style:font-size-complex="13pt" style:font-weight-complex="bold"/>
    </style:style>
    <style:style style:name="T17" style:family="text">
      <style:text-properties fo:font-variant="normal" fo:text-transform="none" fo:color="#000000" loext:opacity="100%" style:font-name="Times New Roman1" fo:font-size="18pt" fo:font-style="normal" fo:font-weight="normal" officeooo:rsid="004ab337" fo:background-color="transparent" loext:char-shading-value="0" style:font-size-asian="11pt" style:font-style-asian="italic" style:font-weight-asian="bold" style:font-size-complex="11pt" style:font-style-complex="italic" style:font-weight-complex="bold"/>
    </style:style>
    <style:style style:name="T18" style:family="text">
      <style:text-properties fo:font-size="18pt" officeooo:rsid="0031920f"/>
    </style:style>
    <style:style style:name="T19" style:family="text">
      <style:text-properties fo:font-size="18pt" officeooo:rsid="0032b691"/>
    </style:style>
    <style:style style:name="T20" style:family="text">
      <style:text-properties fo:font-size="18pt" officeooo:rsid="003741df"/>
    </style:style>
    <style:style style:name="T21" style:family="text">
      <style:text-properties fo:font-size="18pt" officeooo:rsid="00389c01"/>
    </style:style>
    <style:style style:name="T22" style:family="text">
      <style:text-properties fo:font-size="18pt" officeooo:rsid="003e5acf"/>
    </style:style>
    <style:style style:name="T23" style:family="text">
      <style:text-properties fo:font-size="18pt" officeooo:rsid="004040fa"/>
    </style:style>
    <style:style style:name="T24" style:family="text">
      <style:text-properties fo:font-size="18pt" officeooo:rsid="00419d78"/>
    </style:style>
    <style:style style:name="T25" style:family="text">
      <style:text-properties fo:font-size="18pt" fo:font-style="italic" officeooo:rsid="00419d78"/>
    </style:style>
    <style:style style:name="T26" style:family="text">
      <style:text-properties fo:font-size="18pt" fo:font-style="normal" officeooo:rsid="00473239" style:font-style-asian="normal" style:font-style-complex="normal"/>
    </style:style>
    <style:style style:name="T27" style:family="text">
      <style:text-properties fo:font-size="18pt" officeooo:rsid="0049e7e3"/>
    </style:style>
    <style:style style:name="T28" style:family="text">
      <style:text-properties fo:font-size="18pt" officeooo:rsid="004ab337"/>
    </style:style>
    <style:style style:name="T29" style:family="text">
      <style:text-properties fo:font-size="18pt" officeooo:rsid="004ce2c5"/>
    </style:style>
    <style:style style:name="T30" style:family="text">
      <style:text-properties fo:font-size="18pt" officeooo:rsid="004eba4d"/>
    </style:style>
    <style:style style:name="T31" style:family="text">
      <style:text-properties fo:font-size="18pt" officeooo:rsid="0057c461"/>
    </style:style>
    <style:style style:name="T32" style:family="text">
      <style:text-properties fo:font-size="18pt" officeooo:rsid="0058e499"/>
    </style:style>
    <style:style style:name="T33" style:family="text">
      <style:text-properties fo:font-size="18pt" fo:font-weight="bold" officeooo:rsid="0058e499" style:font-weight-asian="bold" style:font-weight-complex="bold"/>
    </style:style>
    <style:style style:name="T34" style:family="text">
      <style:text-properties fo:font-size="18pt" officeooo:rsid="005a68a1"/>
    </style:style>
    <style:style style:name="T35" style:family="text">
      <style:text-properties fo:font-size="18pt" officeooo:rsid="005bf63a"/>
    </style:style>
    <style:style style:name="T36" style:family="text">
      <style:text-properties fo:font-size="18pt" officeooo:rsid="005c727e"/>
    </style:style>
    <style:style style:name="T37" style:family="text">
      <style:text-properties fo:font-size="18pt" officeooo:rsid="005f2e68"/>
    </style:style>
    <style:style style:name="T38" style:family="text">
      <style:text-properties fo:font-size="18pt" officeooo:rsid="0060431c"/>
    </style:style>
    <style:style style:name="T39" style:family="text">
      <style:text-properties officeooo:rsid="0031920f"/>
    </style:style>
    <style:style style:name="T40" style:family="text">
      <style:text-properties officeooo:rsid="0034c8d9"/>
    </style:style>
    <style:style style:name="T41" style:family="text">
      <style:text-properties officeooo:rsid="00368918"/>
    </style:style>
    <style:style style:name="T42" style:family="text">
      <style:text-properties officeooo:rsid="003741df"/>
    </style:style>
    <style:style style:name="T43" style:family="text">
      <style:text-properties officeooo:rsid="003e1805"/>
    </style:style>
    <style:style style:name="T44" style:family="text">
      <style:text-properties officeooo:rsid="003e5acf"/>
    </style:style>
    <style:style style:name="T45" style:family="text">
      <style:text-properties officeooo:rsid="004040fa"/>
    </style:style>
    <style:style style:name="T46" style:family="text">
      <style:text-properties officeooo:rsid="0044131a"/>
    </style:style>
    <style:style style:name="T47" style:family="text">
      <style:text-properties officeooo:rsid="0049e7e3"/>
    </style:style>
    <style:style style:name="T48" style:family="text">
      <style:text-properties officeooo:rsid="004b5467"/>
    </style:style>
    <style:style style:name="T49" style:family="text">
      <style:text-properties officeooo:rsid="004ce2c5"/>
    </style:style>
    <style:style style:name="T50" style:family="text">
      <style:text-properties officeooo:rsid="0051cf2d"/>
    </style:style>
    <style:style style:name="T51" style:family="text">
      <style:text-properties style:text-position="super 58%"/>
    </style:style>
    <style:style style:name="T52" style:family="text">
      <style:text-properties style:text-position="super 58%" fo:font-size="18pt" officeooo:rsid="005956ce"/>
    </style:style>
    <style:style style:name="T53" style:family="text">
      <style:text-properties style:text-position="super 58%" fo:font-size="18pt" officeooo:rsid="005a68a1"/>
    </style:style>
    <style:style style:name="T54" style:family="text">
      <style:text-properties officeooo:rsid="0057c461"/>
    </style:style>
    <style:style style:name="T55" style:family="text">
      <style:text-properties officeooo:rsid="0058e499"/>
    </style:style>
    <style:style style:name="T56" style:family="text">
      <style:text-properties officeooo:rsid="005956ce"/>
    </style:style>
    <style:style style:name="T57" style:family="text">
      <style:text-properties officeooo:rsid="005a68a1"/>
    </style:style>
    <style:style style:name="T58" style:family="text">
      <style:text-properties officeooo:rsid="005b8ce6"/>
    </style:style>
    <style:style style:name="T59" style:family="text">
      <style:text-properties officeooo:rsid="005f2e68"/>
    </style:style>
    <style:style style:name="T60" style:family="text">
      <style:text-properties officeooo:rsid="0060431c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style:font-name="Times New Roman1" fo:font-size="18pt" style:font-size-asian="18pt" style:font-size-complex="18pt"/>
    </style:style>
    <style:style style:name="T63" style:family="text">
      <style:text-properties style:font-name="Times New Roman" fo:font-size="18pt" style:font-name-asian="Lucida Sans Unicode" style:font-size-asian="18pt" style:font-name-complex="Tahoma" style:font-size-complex="18pt"/>
    </style:style>
    <style:style style:name="T64" style:family="text"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fo:background-color="#99cc99" style:background-transparency="0%" draw:fill="solid" draw:fill-color="#99cc99" draw:opacity="100%" fo:padding="0cm" fo:border="none" style:shadow="none" draw:shadow-opacity="100%" draw:ole-draw-aspect="1"/>
    </style:style>
    <style:style style:name="gr1" style:family="graphic">
      <style:graphic-properties draw:stroke="none" draw:fill-color="#ffffff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draw:stroke-dash="Dashed_20__28_var_29__20_3" svg:stroke-width="0cm" svg:stroke-color="#b3b3b3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draw:stroke-dash="Dashed_20__28_var_29__20_3" svg:stroke-width="0cm" svg:stroke-color="#000000" draw:marker-start="" draw:marker-start-width="0.011cm" draw:marker-start-center="false" draw:marker-end="" draw:marker-end-width="0.011cm" draw:marker-end-center="false" draw:stroke-linejoin="round" svg:stroke-linecap="butt" draw:fill="solid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3" svg:stroke-width="0.03cm" svg:stroke-color="#000000" draw:marker-start="" draw:marker-start-width="0.049cm" draw:marker-start-center="false" draw:marker-end="" draw:marker-end-width="0.049cm" draw:marker-end-center="false" draw:stroke-linejoin="round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3" svg:stroke-width="0.03cm" svg:stroke-color="#000000" draw:marker-start="Arrow" draw:marker-start-width="0.25cm" draw:marker-start-center="false" draw:marker-end="" draw:marker-end-width="0.15cm" draw:marker-end-center="false" draw:stroke-linejoin="round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3" svg:stroke-width="0.03cm" svg:stroke-color="#000000" draw:marker-start="" draw:marker-start-width="0.25cm" draw:marker-start-center="false" draw:marker-end="" draw:marker-end-width="0.25cm" draw:marker-end-center="false" draw:stroke-linejoin="round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3" svg:stroke-width="0.03cm" svg:stroke-color="#000000" draw:marker-start="" draw:marker-start-width="0.25cm" draw:marker-start-center="false" draw:marker-end="Arrow" draw:marker-end-width="0.25cm" draw:marker-end-center="false" draw:stroke-linejoin="round" svg:stroke-linecap="butt" draw:fill="solid" draw:fill-color="#729fcf" draw:textarea-horizontal-align="center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3" svg:stroke-width="0.041cm" svg:stroke-color="#000000" draw:marker-start="" draw:marker-start-width="0.199cm" draw:marker-start-center="false" draw:marker-end="" draw:marker-end-width="0.199cm" draw:marker-end-center="false" draw:stroke-linejoin="round" svg:stroke-linecap="butt" draw:fill="solid" draw:fill-color="#729fcf" draw:textarea-horizontal-align="center" draw:textarea-vertical-align="middle" fo:padding-top="0.145cm" fo:padding-bottom="0.145cm" fo:padding-left="0.27cm" fo:padding-right="0.27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3" svg:stroke-width="0cm" svg:stroke-color="#000000" draw:marker-start="" draw:marker-start-width="0.011cm" draw:marker-start-center="false" draw:marker-end="" draw:marker-end-width="0.011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3" svg:stroke-width="0cm" svg:stroke-color="#000000" draw:marker-start="" draw:marker-start-width="0.011cm" draw:marker-start-center="false" draw:marker-end="" draw:marker-end-width="0.011cm" draw:marker-end-center="false" draw:stroke-linejoin="round" svg:stroke-linecap="butt" draw:fill="none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none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none" svg:stroke-linecap="butt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3" svg:stroke-width="0cm" svg:stroke-color="#000000" draw:marker-start="" draw:marker-start-width="0.199cm" draw:marker-start-center="false" draw:marker-end="" draw:marker-end-width="0.199cm" draw:marker-end-center="false" draw:stroke-linejoin="round" svg:stroke-linecap="butt" draw:fill="none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268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0.533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2.408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572cm" fo:min-width="1.512cm" fo:padding-top="0.03cm" fo:padding-bottom="0.03cm" fo:padding-left="0.049cm" fo:padding-right="0.049cm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solid" svg:stroke-width="0.049cm" svg:stroke-color="#000000" draw:marker-start="" draw:marker-start-width="0.42cm" draw:marker-start-center="false" draw:marker-end="Arrow" draw:marker-end-width="0.199cm" draw:marker-end-center="false" draw:fill="solid" draw:fill-color="#729fcf" draw:textarea-horizontal-align="center" draw:textarea-vertical-align="middle" fo:padding-top="0.023cm" fo:padding-bottom="0.023cm" fo:padding-left="0.023cm" fo:padding-right="0.023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49cm" svg:stroke-color="#000000" draw:marker-start-width="0.42cm" draw:marker-end="Arrow" draw:marker-end-width="0.199cm" draw:textarea-horizontal-align="center" draw:textarea-vertical-align="middle" fo:padding-top="0.023cm" fo:padding-bottom="0.023cm" fo:padding-left="0.023cm" fo:padding-right="0.023cm" style:run-through="foreground"/>
    </style:style>
    <style:style style:name="gr21" style:family="graphic">
      <style:graphic-properties draw:stroke="none" svg:stroke-color="#000000" draw:fill="none" draw:fill-color="#ffffff" fo:min-height="0.863cm" style:run-through="foreground"/>
      <style:paragraph-properties style:writing-mode="lr-tb"/>
    </style:style>
    <style:style style:name="gr22" style:family="graphic">
      <style:graphic-properties draw:stroke="solid" svg:stroke-width="0.049cm" svg:stroke-color="#000000" draw:marker-start-width="0.42cm" draw:marker-end="Arrow" draw:marker-end-width="0.199cm" draw:textarea-horizontal-align="center" draw:textarea-vertical-align="middle" fo:padding-top="0.023cm" fo:padding-bottom="0.023cm" fo:padding-left="0.023cm" fo:padding-right="0.023cm" style:run-through="foreground"/>
    </style:style>
    <style:style style:name="gr23" style:family="graphic">
      <style:graphic-properties draw:stroke="none" svg:stroke-color="#000000" draw:fill="none" draw:fill-color="#ffffff" fo:min-height="0.732cm" style:run-through="foreground"/>
      <style:paragraph-properties style:writing-mode="lr-tb"/>
    </style:style>
    <style:style style:name="gr2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5" style:family="graphic">
      <style:graphic-properties draw:stroke="none" svg:stroke-width="0cm" svg:stroke-color="#000000" draw:marker-start-width="0.199cm" draw:marker-start-center="false" draw:marker-end-width="0.199cm" draw:marker-end-center="false" draw:fill="none" draw:fill-color="#ffffff" draw:textarea-horizontal-align="justify" fo:min-height="0.975cm" fo:padding-top="0.125cm" fo:padding-bottom="0.125cm" fo:padding-left="0.25cm" fo:padding-right="0.25cm" draw:shadow="hidden" draw:shadow-offset-x="0.199cm" draw:shadow-offset-y="0.199cm" draw:shadow-color="#808080" style:run-through="foreground"/>
      <style:paragraph-properties style:writing-mode="lr-tb"/>
    </style:style>
    <style:style style:name="gr26" style:family="graphic">
      <style:graphic-properties draw:stroke="solid" svg:stroke-width="0.049cm" svg:stroke-color="#000000" draw:marker-start-width="0.18cm" draw:marker-start-center="false" draw:marker-end="Arrow" draw:marker-end-width="0.199cm" draw:marker-end-center="false" draw:fill="solid" draw:fill-color="#cfe7e5" draw:textarea-horizontal-align="center" draw:textarea-vertical-align="middle" fo:padding-top="0.025cm" fo:padding-bottom="0.025cm" fo:padding-left="0.025cm" fo:padding-right="0.025cm" draw:shadow="hidden" draw:shadow-offset-x="0.199cm" draw:shadow-offset-y="0.199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0">Proportionnalité</text:p>
      <text:p text:style-name="Standard"/>
      <text:list xml:id="list3755527597" text:style-name="tfNum_20_I_29_">
        <text:list-item>
          <text:p text:style-name="P72">Rappel</text:p>
        </text:list-item>
      </text:list>
      <text:p text:style-name="P30"><text:span text:style-name="T39">Dans les problèmes concrets </text:span><text:span text:style-name="T18">utilisant la</text:span><text:span text:style-name="T39"> proportionnalité, </text:span><text:span text:style-name="T18">on est souvent amené à chercher le « nombre manquant » dans un tableau de proportionnalité. </text:span><text:span text:style-name="T19">Pour cela, plusieurs approches sont possibles :</text:span></text:p>
      <text:p text:style-name="Standard"/>
      <text:list xml:id="list723412825" text:style-name="tfNum_20_1_29_">
        <text:list-item text:start-value="1">
          <text:p text:style-name="P66"><text:span text:style-name="T15">En utilisant la p</text:span>roportionnalité des lignes</text:p>
        </text:list-item>
      </text:list>
      <text:p text:style-name="P19"><text:span text:style-name="T1">Ex :</text:span> 12 m de tissus coûtent 4 €. Combien coûtent 30 m ?</text:p>
      <text:p text:style-name="P19"/>
      <text:p text:style-name="P19"><draw:rect text:anchor-type="paragraph" draw:z-index="5" draw:name="Forme7" draw:style-name="gr1" draw:text-style-name="P78" svg:width="1.11cm" svg:height="2.042cm" svg:x="11.867cm" svg:y="0.691cm"><text:p/></draw:rect>Appelons <text:span text:style-name="T9">x</text:span> le prix cherché en €.</text:p>
      <table:table table:name="Tableau6" table:style-name="Tableau6">
        <table:table-column table:style-name="Tableau6.A"/>
        <table:table-column table:style-name="Tableau6.B"/>
        <table:table-column table:style-name="Tableau6.C"/>
        <table:table-row table:style-name="TableLine94780184165472">
          <table:table-cell table:style-name="Tableau6.A1" office:value-type="string">
            <text:p text:style-name="P8"><draw:g text:anchor-type="paragraph" draw:z-index="3" draw:name="Forme8" draw:style-name="gr19"><draw:path draw:style-name="gr22" draw:text-style-name="P85" svg:width="0.493cm" svg:height="0.833cm" svg:x="11.169cm" svg:y="0.439cm" svg:viewBox="0 0 494 834" svg:d="M0 0c201 0 496 132 494 397s-239 437-494 437"><text:p/></draw:path><draw:frame draw:style-name="gr23" draw:text-style-name="P86" svg:width="1.26cm" svg:height="0.733cm" svg:x="11.845cm" svg:y="0.413cm"><draw:text-box><text:p><text:span text:style-name="T62">/ 3</text:span></text:p></draw:text-box></draw:frame></draw:g>Longueur de tissus (m)</text:p>
          </table:table-cell>
          <table:table-cell table:style-name="Tableau6.A1" office:value-type="string">
            <text:p text:style-name="P2"><text:span text:style-name="tfMasqué"/></text:p>
          </table:table-cell>
          <table:table-cell table:style-name="Tableau6.C1" office:value-type="string">
            <text:p text:style-name="P2"><text:span text:style-name="tfMasqué"/></text:p>
          </table:table-cell>
        </table:table-row>
        <table:table-row table:style-name="TableLine94780174796576">
          <table:table-cell table:style-name="Tableau6.A2" office:value-type="string">
            <text:p text:style-name="P8">Prix (€)</text:p>
          </table:table-cell>
          <table:table-cell table:style-name="Tableau6.A2" office:value-type="string">
            <text:p text:style-name="P2"><text:span text:style-name="tfMasqué"/></text:p>
          </table:table-cell>
          <table:table-cell table:style-name="Tableau6.C2" office:value-type="string">
            <text:p text:style-name="P16"><text:span text:style-name="tfMasqué"><text:span text:style-name="T10"/></text:span></text:p>
          </table:table-cell>
        </table:table-row>
      </table:table>
      <text:p text:style-name="P19"/>
      <text:p text:style-name="P21"><text:span text:style-name="T9">x</text:span> = </text:p>
      <text:p text:style-name="P19">30 m de tissus coûtent donc </text:p>
      <text:p text:style-name="P19"/>
      <text:p text:style-name="P19"/>
      <text:list xml:id="list201315246713553" text:continue-numbering="true" text:style-name="tfNum_20_1_29_">
        <text:list-item>
          <text:p text:style-name="P67"><text:span text:style-name="T15">En utilisant la p</text:span>roportionnalité des colonnes</text:p>
        </text:list-item>
      </text:list>
      <text:p text:style-name="P19"><text:span text:style-name="T1">Ex :</text:span> 11 kg de bananes coûtent 13 €. Combien coûtent 22 kg ?</text:p>
      <text:p text:style-name="P19"/>
      <text:p text:style-name="P19">Appelons <text:span text:style-name="T9">x</text:span> le prix cherché en €.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Line94780184521856">
          <table:table-cell table:style-name="Tableau7.A1" office:value-type="string">
            <text:p text:style-name="P8">Masse de bananes (kg)</text:p>
          </table:table-cell>
          <table:table-cell table:style-name="Tableau7.A1" office:value-type="string">
            <text:p text:style-name="P2"><text:span text:style-name="tfMasqué"/></text:p>
          </table:table-cell>
          <table:table-cell table:style-name="Tableau7.C1" office:value-type="string">
            <text:p text:style-name="P2"><text:span text:style-name="tfMasqué"/></text:p>
          </table:table-cell>
        </table:table-row>
        <table:table-row table:style-name="TableLine94780184544464">
          <table:table-cell table:style-name="Tableau7.A2" office:value-type="string">
            <text:p text:style-name="P8">Prix (€)</text:p>
          </table:table-cell>
          <table:table-cell table:style-name="Tableau7.A2" office:value-type="string">
            <text:p text:style-name="P2"><text:span text:style-name="tfMasqué"/></text:p>
          </table:table-cell>
          <table:table-cell table:style-name="Tableau7.C2" office:value-type="string">
            <text:p text:style-name="P16"><text:span text:style-name="tfMasqué"><text:span text:style-name="T10"/></text:span></text:p>
          </table:table-cell>
        </table:table-row>
      </table:table>
      <text:p text:style-name="P19"><draw:g text:anchor-type="paragraph" draw:z-index="4" draw:name="Forme9" draw:style-name="gr19"><draw:path draw:style-name="gr20" draw:text-style-name="P85" svg:width="1.578cm" svg:height="0.507cm" svg:x="8.202cm" svg:y="0.152cm" svg:viewBox="0 0 1579 508" svg:d="M0 12c3 205 257 502 757 496s826-250 822-508"><text:p/></draw:path><draw:frame draw:style-name="gr21" draw:text-style-name="P86" svg:width="1.061cm" svg:height="0.863cm" svg:x="8.477cm" svg:y="0.66cm"><draw:text-box><text:p><text:span text:style-name="T62">× </text:span><text:span text:style-name="T63">2</text:span></text:p></draw:text-box></draw:frame></draw:g></text:p>
      <text:p text:style-name="P19"><draw:rect text:anchor-type="paragraph" draw:z-index="6" draw:name="Forme10" draw:style-name="gr1" draw:text-style-name="P78" svg:width="2.4cm" svg:height="0.712cm" svg:x="7.893cm" svg:y="0.058cm"><text:p/></draw:rect></text:p>
      <text:p text:style-name="P21"><text:span text:style-name="T9">x</text:span> = </text:p>
      <text:p text:style-name="P19">22 kg de bananes coûtent donc </text:p>
      <text:p text:style-name="P19"/>
      <text:p text:style-name="P19"/>
      <text:list xml:id="list201316351968202" text:continue-numbering="true" text:style-name="tfNum_20_1_29_">
        <text:list-item>
          <text:p text:style-name="P71"><text:span text:style-name="T15">En </text:span><text:span text:style-name="T16">passant</text:span><text:span text:style-name="T14"> par l’unité</text:span></text:p>
        </text:list-item>
      </text:list>
      <text:p text:style-name="P19"><text:span text:style-name="T1">Ex :</text:span> Pour faire 250 g de confiture, il faut 130 g de fruits.</text:p>
      <text:p text:style-name="P19">Combien faut-il de fruits pour faire 400 g de confiture ?</text:p>
      <text:p text:style-name="P19"/>
      <text:p text:style-name="P19">Appelons <text:span text:style-name="T9">x</text:span> la masse de fruits cherchée en g.</text:p>
      <table:table table:name="Tableau9" table:style-name="Tableau9">
        <table:table-column table:style-name="Tableau9.A"/>
        <table:table-column table:style-name="Tableau9.B" table:number-columns-repeated="3"/>
        <table:table-row table:style-name="Tableau9.1">
          <table:table-cell table:style-name="Tableau9.A1" office:value-type="string">
            <text:p text:style-name="P8">Masse de confiture (g)</text:p>
          </table:table-cell>
          <table:table-cell table:style-name="Tableau9.B1">
            <text:p text:style-name="P7"><text:span text:style-name="tfMasqué"/></text:p>
          </table:table-cell>
          <table:table-cell table:style-name="Tableau9.A1" office:value-type="string">
            <text:p text:style-name="P5"/>
          </table:table-cell>
          <table:table-cell table:style-name="Tableau9.D1" office:value-type="string">
            <text:p text:style-name="P4"><text:span text:style-name="tfMasqué"><text:span text:style-name="T10"/></text:span></text:p>
          </table:table-cell>
        </table:table-row>
        <table:table-row table:style-name="Tableau9.1">
          <table:table-cell table:style-name="Tableau9.A2" office:value-type="string">
            <text:p text:style-name="P8">Masse de fruits (g)</text:p>
          </table:table-cell>
          <table:table-cell table:style-name="Tableau9.B2">
            <text:p text:style-name="P7"><text:span text:style-name="tfMasqué"/></text:p>
          </table:table-cell>
          <table:table-cell table:style-name="Tableau9.C2" office:value-type="string">
            <text:p text:style-name="P1"/>
          </table:table-cell>
          <table:table-cell table:style-name="Tableau9.D2" office:value-type="string">
            <text:p text:style-name="P4"><text:span text:style-name="tfMasqué"/></text:p>
          </table:table-cell>
        </table:table-row>
      </table:table>
      <text:p text:style-name="P19"><draw:path text:anchor-type="paragraph" draw:z-index="7" draw:name="Forme11" draw:style-name="gr18" draw:text-style-name="P84" svg:width="1.996cm" svg:height="0.507cm" svg:x="6.908cm" svg:y="0.186cm" svg:viewBox="0 0 1997 508" svg:d="M0 12c4 205 325 502 957 496 633-6 1045-250 1040-508"><text:p/></draw:path><draw:path text:anchor-type="paragraph" draw:z-index="8" draw:name="Forme11_0" draw:style-name="gr18" draw:text-style-name="P84" svg:width="1.996cm" svg:height="0.507cm" svg:x="9.247cm" svg:y="0.186cm" svg:viewBox="0 0 1997 508" svg:d="M0 12c4 205 325 502 957 496 633-6 1045-250 1040-508"><text:p/></draw:path></text:p>
      <text:p text:style-name="P19"/>
      <text:p text:style-name="P28"/>
      <text:p text:style-name="P22"><text:span text:style-name="T9">x</text:span> = </text:p>
      <text:p text:style-name="P28">Pour faire 400 g de confiture, il faut donc <text:span text:style-name="tfMasqué"><text:s text:c="9"/></text:span><text:s/>g de fruits.</text:p>
      <text:p text:style-name="P19"/>
      <text:p text:style-name="P19"/>
      <text:list xml:id="list201315321307318" text:continue-list="list3755527597" text:style-name="tfNum_20_I_29_">
        <text:list-item>
          <text:p text:style-name="P74"><text:span text:style-name="T40">P</text:span>roduit en croix</text:p>
        </text:list-item>
      </text:list>
      <text:list xml:id="list201316347009290" text:continue-list="list201316351968202" text:style-name="tfNum_20_1_29_">
        <text:list-item text:start-value="1">
          <text:p text:style-name="P68">Cas général</text:p>
        </text:list-item>
      </text:list>
      <text:p text:style-name="P31"><text:span text:style-name="T41">Soit </text:span><text:span text:style-name="T22">le</text:span><text:span text:style-name="T44"> tableau de proportionnalité </text:span><text:span text:style-name="T22">ci-dessous avec </text:span><text:span text:style-name="T11">a</text:span><text:span text:style-name="T41">, </text:span><text:span text:style-name="T11">b</text:span><text:span text:style-name="T8">, </text:span><text:span text:style-name="T11">c</text:span><text:span text:style-name="T41"> et </text:span><text:span text:style-name="T11">d</text:span><text:span text:style-name="T41"> non nuls</text:span></text:p>
      <table:table table:name="Tableau8" table:style-name="Tableau8">
        <table:table-column table:style-name="Tableau8.A"/>
        <table:table-column table:style-name="Tableau8.B" table:number-columns-repeated="2"/>
        <table:table-row table:style-name="TableLine94780184588880">
          <table:table-cell table:style-name="Tableau8.A1" office:value-type="string">
            <text:p text:style-name="P9">Grandeur 1</text:p>
          </table:table-cell>
          <table:table-cell table:style-name="Tableau8.A1" office:value-type="string">
            <text:p text:style-name="P6">a</text:p>
          </table:table-cell>
          <table:table-cell table:style-name="Tableau8.C1" office:value-type="string">
            <text:p text:style-name="P6">c</text:p>
          </table:table-cell>
        </table:table-row>
        <table:table-row table:style-name="TableLine94780184535424">
          <table:table-cell table:style-name="Tableau8.A2" office:value-type="string">
            <text:p text:style-name="P9">Grandeur 2</text:p>
          </table:table-cell>
          <table:table-cell table:style-name="Tableau8.A2" office:value-type="string">
            <text:p text:style-name="P6">b</text:p>
          </table:table-cell>
          <table:table-cell table:style-name="Tableau8.C2" office:value-type="string">
            <text:p text:style-name="P6">d</text:p>
          </table:table-cell>
        </table:table-row>
      </table:table>
      <text:p text:style-name="P33"><text:span text:style-name="T41">Le</text:span><text:span text:style-name="T22">s grandeurs étant </text:span><text:span text:style-name="T41">proportionn</text:span><text:span text:style-name="T44">elles</text:span><text:span text:style-name="T41">, on a : </text:span><text:span text:style-name="T41"><draw:frame draw:style-name="fr1" draw:name="Objet2" text:anchor-type="as-char" svg:width="1.972cm" svg:height="1.55cm" draw:z-index="1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24"><text:span text:style-name="T20">En faisant un</text:span><text:span text:style-name="T41"> produit en croix (</text:span><text:span text:style-name="T42">cf chap</text:span><text:span text:style-name="T45">itre</text:span><text:span text:style-name="T42"> sur les fractions)</text:span><text:span text:style-name="T41">, </text:span></text:p>
      <text:p text:style-name="P24"><text:span text:style-name="T41">on </text:span><text:span text:style-name="T45">obtien</text:span><text:span text:style-name="T36">t</text:span><text:span text:style-name="T41"> :</text:span></text:p>
      <text:p text:style-name="P32"><text:span text:style-name="T42">En divisant les deux membres de </text:span><text:span text:style-name="T21">ce produit en croix</text:span><text:span text:style-name="T42"> </text:span><text:span text:style-name="T21">successivement par </text:span><text:span text:style-name="T27">chac</text:span><text:span text:style-name="T21">une des lettres </text:span><text:span text:style-name="T23">ci-dessus</text:span><text:span text:style-name="T21">,</text:span><text:span text:style-name="T42"> on obtien</text:span><text:span text:style-name="T20">t</text:span><text:span text:style-name="T42"> :</text:span></text:p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10"><draw:frame draw:style-name="fr1" draw:name="Objet11" text:anchor-type="as-char" svg:width="1.96cm" svg:height="1.55cm" draw:z-index="13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au10.A1" office:value-type="string">
            <text:p text:style-name="P10"><draw:frame draw:style-name="fr1" draw:name="Objet12" text:anchor-type="as-char" svg:width="1.048cm" svg:height="0.707cm" draw:z-index="14"><draw:object xlink:href="./Object 13" xlink:type="simple" xlink:show="embed" xlink:actuate="onLoad"/><draw:image xlink:href="./ObjectReplacements/Object 13" xlink:type="simple" xlink:show="embed" xlink:actuate="onLoad"/></draw:frame></text:p>
          </table:table-cell>
        </table:table-row>
        <table:table-row table:style-name="Tableau10.1">
          <table:table-cell table:style-name="Tableau10.A1" office:value-type="string">
            <text:p text:style-name="P10"><draw:frame draw:style-name="fr1" draw:name="Objet14" text:anchor-type="as-char" svg:width="1.074cm" svg:height="0.707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  <table:table-cell table:style-name="Tableau10.A1" office:value-type="string">
            <text:p text:style-name="P10"><draw:frame draw:style-name="fr1" draw:name="Objet13" text:anchor-type="as-char" svg:width="1.124cm" svg:height="0.707cm" draw:z-index="16"><draw:object xlink:href="./Object 14" xlink:type="simple" xlink:show="embed" xlink:actuate="onLoad"/><draw:image xlink:href="./ObjectReplacements/Object 14" xlink:type="simple" xlink:show="embed" xlink:actuate="onLoad"/></draw:frame></text:p>
          </table:table-cell>
        </table:table-row>
      </table:table>
      <text:p text:style-name="P35">Cette façon d’obtenir directement le nombre manquant dans un tableau de proportionnalité s’appelle « la règle de trois ».</text:p>
      <text:p text:style-name="P35"/>
      <text:p text:style-name="P35"/>
      <text:list xml:id="list201316076418095" text:continue-numbering="true" text:style-name="tfNum_20_1_29_">
        <text:list-item>
          <text:p text:style-name="tfTitre_20_1_29_">Dans les exercices</text:p>
        </text:list-item>
      </text:list>
      <text:p text:style-name="P34">Il n’est désormais plus exigé de reproduire le tableau de proportionnalité <text:span text:style-name="T43">sur votre copie</text:span>.</text:p>
      <text:p text:style-name="P34"/>
      <text:p text:style-name="P36"><text:span text:style-name="T1">Ex :</text:span> Une voiture roulant à vitesse constante, a parcouru 105 km en 1 h <text:span text:style-name="T47">et </text:span>15 min. Combien de temps lui faudra-t-il pour parcourir 1<text:span text:style-name="T24">40</text:span> km <text:span text:style-name="T47">qu’il lui reste à faire ?</text:span></text:p>
      <text:p text:style-name="P36"/>
      <text:p text:style-name="P23">Appelons <text:span text:style-name="T25">t</text:span> l<text:span text:style-name="T24">e temps</text:span> cherché en <text:span text:style-name="T24">minutes</text:span>.</text:p>
      <text:p text:style-name="P23"><text:span text:style-name="T25">t</text:span> = </text:p>
      <text:p text:style-name="P36">Pour faire <text:span text:style-name="T24">140 km</text:span>, il <text:span text:style-name="T24">lui faudra donc </text:span></text:p>
      <text:list xml:id="list201317138415855" text:continue-list="list201315321307318" text:style-name="tfNum_20_I_29_">
        <text:list-item>
          <text:p text:style-name="P75">Caractérisation graphique</text:p>
        </text:list-item>
      </text:list>
      <text:p text:style-name="P54"><text:span text:style-name="T2">Ex :</text:span><text:span text:style-name="T46"> On s’intéresse au périmètre et à l’aire d’un carré en fonction de la longueur de son côté.</text:span></text:p>
      <table:table table:name="Tableau3" table:style-name="Tableau3">
        <table:table-column table:style-name="Tableau3.A"/>
        <table:table-column table:style-name="Tableau3.B"/>
        <table:table-column table:style-name="Tableau3.C" table:number-columns-repeated="5"/>
        <table:table-row table:style-name="TableLine94780184784768">
          <table:table-cell table:style-name="Tableau3.A1" office:value-type="string">
            <text:p text:style-name="P11">Côté (cm)</text:p>
          </table:table-cell>
          <table:table-cell table:style-name="Tableau3.A1" office:value-type="string">
            <text:p text:style-name="P13">0</text:p>
          </table:table-cell>
          <table:table-cell table:style-name="Tableau3.A1" office:value-type="string">
            <text:p text:style-name="P12">1</text:p>
          </table:table-cell>
          <table:table-cell table:style-name="Tableau3.A1" office:value-type="string">
            <text:p text:style-name="P12">2</text:p>
          </table:table-cell>
          <table:table-cell table:style-name="Tableau3.A1" office:value-type="string">
            <text:p text:style-name="P12">3</text:p>
          </table:table-cell>
          <table:table-cell table:style-name="Tableau3.A1" office:value-type="string">
            <text:p text:style-name="P12">4</text:p>
          </table:table-cell>
          <table:table-cell table:style-name="Tableau3.G1" office:value-type="string">
            <text:p text:style-name="P12">5</text:p>
          </table:table-cell>
        </table:table-row>
        <table:table-row table:style-name="TableLine94780184802128">
          <table:table-cell table:style-name="Tableau3.A2" office:value-type="string">
            <text:p text:style-name="P11">Périmètre (cm)</text:p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G2" office:value-type="string">
            <text:p text:style-name="P12"/>
          </table:table-cell>
        </table:table-row>
        <table:table-row table:style-name="TableLine94780184805072">
          <table:table-cell table:style-name="Tableau3.A2" office:value-type="string">
            <text:p text:style-name="P11">Aire (cm²)</text:p>
          </table:table-cell>
          <table:table-cell table:style-name="Tableau3.A2" office:value-type="string">
            <text:p text:style-name="P13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A2" office:value-type="string">
            <text:p text:style-name="P12"/>
          </table:table-cell>
          <table:table-cell table:style-name="Tableau3.G2" office:value-type="string">
            <text:p text:style-name="P12"/>
          </table:table-cell>
        </table:table-row>
      </table:table>
      <text:p text:style-name="P37"/>
      <text:p text:style-name="P20"><text:span text:style-name="T7">Représentons </text:span><text:span text:style-name="T26">c</text:span><text:span text:style-name="T7">es données par </text:span><text:span text:style-name="T26">un</text:span><text:span text:style-name="T7"> graphique :</text:span></text:p>
      <text:p text:style-name="P25"><draw:g text:anchor-type="as-char" draw:z-index="9" draw:name="Forme1" draw:style-name="gr2"><draw:path draw:style-name="gr3" draw:text-style-name="P79" svg:width="10.147cm" svg:height="0cm" svg:x="0.779cm" svg:y="5.871cm" svg:viewBox="0 0 10148 0" svg:d="M10148 0c-3383 0-6765 0-10148 0"><text:p/></draw:path><draw:path draw:style-name="gr3" draw:text-style-name="P79" svg:width="10.147cm" svg:height="0cm" svg:x="0.779cm" svg:y="4.572cm" svg:viewBox="0 0 10148 0" svg:d="M10148 0c-3383 0-6765 0-10148 0"><text:p/></draw:path><draw:path draw:style-name="gr3" draw:text-style-name="P79" svg:width="10.147cm" svg:height="0cm" svg:x="0.779cm" svg:y="3.274cm" svg:viewBox="0 0 10148 0" svg:d="M10148 0c-3383 0-6765 0-10148 0"><text:p/></draw:path><draw:path draw:style-name="gr3" draw:text-style-name="P79" svg:width="10.147cm" svg:height="0cm" svg:x="0.779cm" svg:y="1.975cm" svg:viewBox="0 0 10148 0" svg:d="M10148 0c-3383 0-6765 0-10148 0"><text:p/></draw:path><draw:path draw:style-name="gr3" draw:text-style-name="P79" svg:width="10.147cm" svg:height="0cm" svg:x="0.779cm" svg:y="0.675cm" svg:viewBox="0 0 10148 0" svg:d="M10148 0c-3383 0-6765 0-10148 0"><text:p/></draw:path><draw:path draw:style-name="gr4" draw:text-style-name="P79" svg:width="0cm" svg:height="0.149cm" svg:x="0.778cm" svg:y="7.168cm" svg:viewBox="0 0 0 150" svg:d="M0 0c0 50 0 100 0 150 0-50 0-100 0-150z"><text:p/></draw:path><draw:path draw:style-name="gr5" draw:text-style-name="P79" svg:width="0cm" svg:height="0.149cm" svg:x="2.809cm" svg:y="7.168cm" svg:viewBox="0 0 0 150" svg:d="M0 0c0 50 0 100 0 150 0-50 0-100 0-150z"><text:p/></draw:path><draw:path draw:style-name="gr5" draw:text-style-name="P79" svg:width="0cm" svg:height="0.149cm" svg:x="4.841cm" svg:y="7.168cm" svg:viewBox="0 0 0 150" svg:d="M0 0c0 50 0 100 0 150 0-50 0-100 0-150z"><text:p/></draw:path><draw:path draw:style-name="gr5" draw:text-style-name="P79" svg:width="0cm" svg:height="0.149cm" svg:x="6.873cm" svg:y="7.168cm" svg:viewBox="0 0 0 150" svg:d="M0 0c0 50 0 100 0 150 0-50 0-100 0-150z"><text:p/></draw:path><draw:path draw:style-name="gr5" draw:text-style-name="P79" svg:width="0cm" svg:height="0.149cm" svg:x="8.903cm" svg:y="7.168cm" svg:viewBox="0 0 0 150" svg:d="M0 0c0 50 0 100 0 150 0-50 0-100 0-150z"><text:p/></draw:path><draw:path draw:style-name="gr5" draw:text-style-name="P79" svg:width="0cm" svg:height="0.149cm" svg:x="10.935cm" svg:y="7.168cm" svg:viewBox="0 0 0 150" svg:d="M0 0c0 50 0 100 0 150 0-50 0-100 0-150z"><text:p/></draw:path><draw:path draw:style-name="gr6" draw:text-style-name="P79" svg:width="10.924cm" svg:height="0cm" svg:x="0.778cm" svg:y="7.168cm" svg:viewBox="0 0 10925 0" svg:d="M10925 0c-3642 0-7283 0-10925 0"><text:p/></draw:path><draw:path draw:style-name="gr4" draw:text-style-name="P79" svg:width="0.149cm" svg:height="0cm" svg:x="0.628cm" svg:y="7.168cm" svg:viewBox="0 0 150 0" svg:d="M150 0c-50 0-100 0-150 0"><text:p/></draw:path><draw:path draw:style-name="gr4" draw:text-style-name="P79" svg:width="0.149cm" svg:height="0cm" svg:x="0.628cm" svg:y="7.168cm" svg:viewBox="0 0 150 0" svg:d="M0 0c50 0 100 0 150 0"><text:p/></draw:path><draw:path draw:style-name="gr7" draw:text-style-name="P79" svg:width="0.149cm" svg:height="0cm" svg:x="0.628cm" svg:y="5.871cm" svg:viewBox="0 0 150 0" svg:d="M150 0c-50 0-100 0-150 0 50 0 100 0 150 0z"><text:p/></draw:path><draw:path draw:style-name="gr7" draw:text-style-name="P79" svg:width="0.149cm" svg:height="0cm" svg:x="0.628cm" svg:y="4.571cm" svg:viewBox="0 0 150 0" svg:d="M150 0c-50 0-100 0-150 0 50 0 100 0 150 0z"><text:p/></draw:path><draw:path draw:style-name="gr7" draw:text-style-name="P79" svg:width="0.149cm" svg:height="0cm" svg:x="0.628cm" svg:y="3.274cm" svg:viewBox="0 0 150 0" svg:d="M150 0c-50 0-100 0-150 0 50 0 100 0 150 0z"><text:p/></draw:path><draw:path draw:style-name="gr7" draw:text-style-name="P79" svg:width="0.149cm" svg:height="0cm" svg:x="0.628cm" svg:y="1.975cm" svg:viewBox="0 0 150 0" svg:d="M150 0c-50 0-100 0-150 0 50 0 100 0 150 0z"><text:p/></draw:path><draw:path draw:style-name="gr7" draw:text-style-name="P79" svg:width="0.149cm" svg:height="0cm" svg:x="0.628cm" svg:y="0.675cm" svg:viewBox="0 0 150 0" svg:d="M150 0c-50 0-100 0-150 0 50 0 100 0 150 0z"><text:p/></draw:path><draw:path draw:style-name="gr8" draw:text-style-name="P79" svg:width="0cm" svg:height="7.077cm" svg:x="0.778cm" svg:y="0.092cm" svg:viewBox="0 0 0 7078" svg:d="M0 7078c0-2359 0-4719 0-7078"><text:p/></draw:path><draw:path draw:style-name="gr9" draw:text-style-name="P79" svg:width="10.156cm" svg:height="6.493cm" svg:x="0.778cm" svg:y="0.675cm" svg:viewBox="0 0 10157 6494" svg:d="M0 6494c34-2 67-5 101-8 34-2 68-5 102-8 34-2 67-4 101-7 34-2 68-5 102-8s67-6 101-9 68-6 102-9 68-6 102-9 67-6 101-10c34-3 68-6 102-10 34-3 67-7 101-11s68-8 102-12 68-8 102-13c34-4 67-9 101-14s68-10 102-15 67-10 101-16 68-12 102-18 67-12 101-19c34-6 68-13 102-20s68-14 102-21 67-15 101-23 68-16 102-25c34-8 67-17 101-26s68-18 102-28 68-20 102-30 67-20 101-31 68-22 102-33c33-11 67-22 101-34 34-11 68-23 102-35 33-12 67-25 101-38 34-12 68-25 102-38s68-26 102-40c33-14 67-28 101-42s68-28 102-43c33-14 67-29 101-44s68-30 102-45 68-31 102-47c33-16 67-32 101-48s68-33 102-50c33-17 67-34 101-51s68-34 102-52c33-17 67-35 101-53s68-36 102-54 68-37 102-56c33-19 67-38 101-57s68-38 102-58c33-20 67-40 101-60s68-40 102-60 68-41 102-62c33-21 67-42 101-63s68-43 102-65c33-21 67-43 101-65s68-44 102-67c33-22 67-45 101-68s68-46 102-69 68-47 102-71c33-24 67-47 101-71s68-48 102-72c33-25 67-50 101-75s68-50 102-75c34-26 68-52 102-77 33-26 67-52 101-78 34-27 68-53 102-79 33-27 67-54 101-80 34-28 68-55 102-82 33-28 67-56 101-83 34-28 68-56 102-84 34-29 68-58 102-86 33-29 67-58 101-87 34-30 68-59 102-88 33-30 67-60 101-90 34-31 68-62 102-92 34-31 68-62 102-92 33-32 67-64 101-95 34-32 68-64 102-95 33-33 67-66 101-98 34-33 68-66 102-98 33-34 67-68 101-101 34-34 68-68 102-102 34-35 68-69 101-103 34-35 68-70 101-105 34-36 68-72 102-107 34-36 68-72 101-108 34-37 68-74 102-110 34-37 68-74 102-111 34-38 68-76 101-113 34-38 68-76 102-114 34-39 68-77 101-115 34-39 68-77 102-116s68-78 101-117c34-39 68-78 102-117 34-40 68-79 102-119s68-79 101-119c34-40 68-81 102-121s68-80 101-120c34-40 68-81 102-121 34-41 68-81 102-122s68-81 101-122c34-41 68-81 102-122s68-81 101-122c34-41 68-81 102-122"><text:p/></draw:path><draw:path draw:style-name="gr10" draw:text-style-name="P80" svg:width="0.249cm" svg:height="0.249cm" svg:x="0.653cm" svg:y="7.044cm" svg:viewBox="0 0 250 250" svg:d="M115 0c0 38 0 77 0 115-38 0-77 0-115 0 0 6 0 13 0 19 38 0 77 0 115 0 0 39 0 77 0 116 6 0 13 0 19 0 0-39 0-77 0-116 39 0 77 0 116 0 0-6 0-13 0-19-39 0-77 0-116 0 0-38 0-77 0-115-6 0-13 0-19 0z"><text:p/></draw:path><draw:path draw:style-name="gr11" draw:text-style-name="P81" svg:width="0.249cm" svg:height="0.249cm" svg:x="0.653cm" svg:y="7.044cm" svg:viewBox="0 0 250 250" svg:d="M115 0c0 38 0 77 0 115-38 0-77 0-115 0 0 6 0 13 0 19 38 0 77 0 115 0 0 39 0 77 0 116 6 0 13 0 19 0 0-39 0-77 0-116 39 0 77 0 116 0 0-6 0-13 0-19-39 0-77 0-116 0 0-38 0-77 0-115-6 0-13 0-19 0z"><text:p/></draw:path><draw:path draw:style-name="gr12" draw:text-style-name="P80" svg:width="0.249cm" svg:height="0.249cm" svg:x="2.684cm" svg:y="6.786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3" draw:text-style-name="P81" svg:width="0.249cm" svg:height="0.249cm" svg:x="2.684cm" svg:y="6.786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2" draw:text-style-name="P80" svg:width="0.249cm" svg:height="0.249cm" svg:x="4.716cm" svg:y="6.004cm" svg:viewBox="0 0 250 250" svg:d="M115 0c0 39 0 77 0 116-38 0-77 0-115 0 0 6 0 13 0 19 38 0 77 0 115 0 0 38 0 77 0 115 7 0 13 0 20 0 0-38 0-77 0-115 38 0 77 0 115 0 0-6 0-13 0-19-38 0-77 0-115 0 0-39 0-77 0-116-7 0-13 0-20 0z"><text:p/></draw:path><draw:path draw:style-name="gr13" draw:text-style-name="P81" svg:width="0.249cm" svg:height="0.249cm" svg:x="4.716cm" svg:y="6.004cm" svg:viewBox="0 0 250 250" svg:d="M115 0c0 39 0 77 0 116-38 0-77 0-115 0 0 6 0 13 0 19 38 0 77 0 115 0 0 38 0 77 0 115 7 0 13 0 20 0 0-38 0-77 0-115 38 0 77 0 115 0 0-6 0-13 0-19-38 0-77 0-115 0 0-39 0-77 0-116-7 0-13 0-20 0z"><text:p/></draw:path><draw:path draw:style-name="gr12" draw:text-style-name="P80" svg:width="0.249cm" svg:height="0.249cm" svg:x="6.748cm" svg:y="4.705cm" svg:viewBox="0 0 250 250" svg:d="M115 0c0 39 0 77 0 116-38 0-77 0-115 0 0 6 0 13 0 19 38 0 77 0 115 0 0 38 0 77 0 115 6 0 13 0 19 0 0-38 0-77 0-115 39 0 77 0 116 0 0-6 0-13 0-19-39 0-77 0-116 0 0-39 0-77 0-116-6 0-13 0-19 0z"><text:p/></draw:path><draw:path draw:style-name="gr13" draw:text-style-name="P81" svg:width="0.249cm" svg:height="0.249cm" svg:x="6.748cm" svg:y="4.705cm" svg:viewBox="0 0 250 250" svg:d="M115 0c0 39 0 77 0 116-38 0-77 0-115 0 0 6 0 13 0 19 38 0 77 0 115 0 0 38 0 77 0 115 6 0 13 0 19 0 0-38 0-77 0-115 39 0 77 0 116 0 0-6 0-13 0-19-39 0-77 0-116 0 0-39 0-77 0-116-6 0-13 0-19 0z"><text:p/></draw:path><draw:path draw:style-name="gr12" draw:text-style-name="P80" svg:width="0.249cm" svg:height="0.249cm" svg:x="8.778cm" svg:y="2.886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3" draw:text-style-name="P81" svg:width="0.249cm" svg:height="0.249cm" svg:x="8.778cm" svg:y="2.886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2" draw:text-style-name="P80" svg:width="0.249cm" svg:height="0.249cm" svg:x="10.81cm" svg:y="0.55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13" draw:text-style-name="P81" svg:width="0.249cm" svg:height="0.249cm" svg:x="10.81cm" svg:y="0.55cm" svg:viewBox="0 0 250 250" svg:d="M115 0c0 38 0 77 0 115-38 0-77 0-115 0 0 6 0 13 0 19 38 0 77 0 115 0 0 39 0 77 0 116 7 0 13 0 20 0 0-39 0-77 0-116 38 0 77 0 115 0 0-6 0-13 0-19-38 0-77 0-115 0 0-38 0-77 0-115-7 0-13 0-20 0z"><text:p/></draw:path><draw:path draw:style-name="gr9" draw:text-style-name="P79" svg:width="10.156cm" svg:height="5.194cm" svg:x="0.778cm" svg:y="1.975cm" svg:viewBox="0 0 10157 5195" svg:d="M0 5195c34-17 67-34 101-52 34-17 68-34 102-52 34-17 67-34 101-52 34-17 68-34 102-52 34-17 67-34 101-52 34-17 68-34 102-52 34-17 68-34 102-52 34-17 67-34 101-52 34-17 68-34 102-52 34-17 67-34 101-52 34-17 68-34 102-52 34-17 68-34 102-52 34-17 67-34 101-52 34-17 68-34 102-51 34-18 67-35 101-52 34-18 68-35 102-52 34-18 67-35 101-52 34-18 68-35 102-52 34-18 68-35 102-52 34-18 67-35 101-52 34-18 68-35 102-52 34-18 67-35 101-52 34-18 68-35 102-52 34-18 68-35 102-52s67-34 101-51c34-18 68-35 102-52 33-18 67-35 101-52 34-18 68-35 102-52 33-18 67-35 101-52 34-18 68-35 102-52 34-18 68-35 102-52 33-18 67-35 101-52 34-18 68-35 102-52 33-18 67-35 101-52 34-18 68-35 102-52 34-18 68-35 102-52 33-18 67-35 101-52 34-18 68-35 102-52 33-18 67-35 101-52 34-18 68-35 102-52 33-18 67-35 101-52 34-18 68-35 102-52 34-18 68-35 102-52 33-18 67-35 101-52 34-18 68-35 102-52 33-18 67-35 101-52 34-18 68-35 102-52 34-18 68-35 102-52 33-18 67-35 101-52s68-34 102-51c33-18 67-35 101-52 34-18 68-35 102-52 33-18 67-35 101-52 34-18 68-35 102-52 34-18 68-35 102-52 33-18 67-35 101-52 34-18 68-35 102-52 33-18 67-35 101-52 34-18 68-35 102-52 34-18 68-35 102-52 33-18 67-35 101-52 34-18 68-35 102-52 33-18 67-35 101-52 34-18 68-35 102-52 33-18 67-35 101-52 34-18 68-35 102-52 34-18 68-35 102-52 33-18 67-35 101-52 34-18 68-35 102-52 33-18 67-35 101-52 34-18 68-35 102-52s68-35 102-52c33-17 67-35 101-52s68-35 102-52c33-17 67-34 101-51s68-35 102-52c33-17 67-35 101-52s68-35 102-52 68-35 101-52c34-17 68-35 101-52 34-17 68-35 102-52s68-35 101-52c34-17 68-35 102-52s68-35 102-52 68-35 101-52c34-17 68-35 102-52s68-35 101-52c34-17 68-35 102-52s68-35 101-52c34-17 68-35 102-52s68-35 102-52 68-35 101-52c34-17 68-35 102-52s68-35 101-52c34-17 68-35 102-52s68-35 102-52 68-35 101-52c34-17 68-35 102-52s68-35 101-52c34-17 68-34 102-51"><text:p/></draw:path><draw:path draw:style-name="gr10" draw:text-style-name="P80" svg:width="0.249cm" svg:height="0.249cm" svg:x="0.653cm" svg:y="7.044cm" svg:viewBox="0 0 250 250" svg:d="M125 111c-37-37-75-74-112-111-4 4-9 9-13 13 37 37 74 75 111 112-37 37-74 74-111 111 4 5 9 9 13 14 37-37 75-75 112-112 37 37 74 75 111 112 5-5 9-9 14-14-37-37-75-74-112-111 37-37 75-75 112-112-5-4-9-9-14-13-37 37-74 74-111 111z"><text:p/></draw:path><draw:path draw:style-name="gr11" draw:text-style-name="P81" svg:width="0.249cm" svg:height="0.249cm" svg:x="0.653cm" svg:y="7.044cm" svg:viewBox="0 0 250 250" svg:d="M125 111c-37-37-75-74-112-111-4 4-9 9-13 13 37 37 74 75 111 112-37 37-74 74-111 111 4 5 9 9 13 14 37-37 75-75 112-112 37 37 74 75 111 112 5-5 9-9 14-14-37-37-75-74-112-111 37-37 75-75 112-112-5-4-9-9-14-13-37 37-74 74-111 111z"><text:p/></draw:path><draw:path draw:style-name="gr12" draw:text-style-name="P80" svg:width="0.249cm" svg:height="0.249cm" svg:x="2.684cm" svg:y="6.004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3" draw:text-style-name="P81" svg:width="0.249cm" svg:height="0.249cm" svg:x="2.684cm" svg:y="6.004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2" draw:text-style-name="P80" svg:width="0.249cm" svg:height="0.249cm" svg:x="4.716cm" svg:y="4.965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3" draw:text-style-name="P81" svg:width="0.249cm" svg:height="0.249cm" svg:x="4.716cm" svg:y="4.965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2" draw:text-style-name="P80" svg:width="0.249cm" svg:height="0.249cm" svg:x="6.748cm" svg:y="3.926cm" svg:viewBox="0 0 250 250" svg:d="M125 111c-37-37-75-74-112-111-4 5-9 9-13 14 37 37 74 74 111 111-37 37-74 74-111 111 4 5 9 9 13 14 37-37 75-74 112-111 37 37 74 74 111 111 5-5 9-9 14-14-37-37-75-74-112-111 37-37 75-74 112-111-5-5-9-9-14-14-37 37-74 74-111 111z"><text:p/></draw:path><draw:path draw:style-name="gr13" draw:text-style-name="P81" svg:width="0.249cm" svg:height="0.249cm" svg:x="6.748cm" svg:y="3.926cm" svg:viewBox="0 0 250 250" svg:d="M125 111c-37-37-75-74-112-111-4 5-9 9-13 14 37 37 74 74 111 111-37 37-74 74-111 111 4 5 9 9 13 14 37-37 75-74 112-111 37 37 74 74 111 111 5-5 9-9 14-14-37-37-75-74-112-111 37-37 75-74 112-111-5-5-9-9-14-14-37 37-74 74-111 111z"><text:p/></draw:path><draw:path draw:style-name="gr12" draw:text-style-name="P80" svg:width="0.249cm" svg:height="0.249cm" svg:x="8.778cm" svg:y="2.886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3" draw:text-style-name="P81" svg:width="0.249cm" svg:height="0.249cm" svg:x="8.778cm" svg:y="2.886cm" svg:viewBox="0 0 250 250" svg:d="M125 111c-37-37-74-74-111-111-5 5-9 9-14 14 37 37 74 74 111 111-37 37-74 74-111 111 5 5 9 9 14 14 37-37 74-74 111-111 37 37 74 74 111 111 5-5 9-9 14-14-37-37-74-74-111-111 37-37 74-74 111-111-5-5-9-9-14-14-37 37-74 74-111 111z"><text:p/></draw:path><draw:path draw:style-name="gr12" draw:text-style-name="P80" svg:width="0.249cm" svg:height="0.249cm" svg:x="10.81cm" svg:y="1.848cm" svg:viewBox="0 0 250 250" svg:d="M125 111c-37-37-74-74-111-111-5 4-9 9-14 13 37 37 74 75 111 112-37 37-74 74-111 111 5 5 9 9 14 14 37-37 74-75 111-112 37 37 74 75 111 112 5-5 9-9 14-14-37-37-74-74-111-111 37-37 74-75 111-112-5-4-9-9-14-13-37 37-74 74-111 111z"><text:p/></draw:path><draw:path draw:style-name="gr13" draw:text-style-name="P81" svg:width="0.249cm" svg:height="0.249cm" svg:x="10.81cm" svg:y="1.848cm" svg:viewBox="0 0 250 250" svg:d="M125 111c-37-37-74-74-111-111-5 4-9 9-14 13 37 37 74 75 111 112-37 37-74 74-111 111 5 5 9 9 14 14 37-37 74-75 111-112 37 37 74 75 111 112 5-5 9-9 14-14-37-37-74-74-111-111 37-37 74-75 111-112-5-4-9-9-14-13-37 37-74 74-111 111z"><text:p/></draw:path><draw:frame draw:style-name="gr14" draw:text-style-name="P83" svg:width="0.368cm" svg:height="0.632cm" svg:x="2.616cm" svg:y="7.366cm"><draw:text-box><text:p text:style-name="P82"><text:span text:style-name="T61">1</text:span></text:p></draw:text-box></draw:frame><draw:frame draw:style-name="gr14" draw:text-style-name="P83" svg:width="0.368cm" svg:height="0.632cm" svg:x="4.664cm" svg:y="7.366cm"><draw:text-box><text:p text:style-name="P82"><text:span text:style-name="T61">2</text:span></text:p></draw:text-box></draw:frame><draw:frame draw:style-name="gr14" draw:text-style-name="P83" svg:width="0.368cm" svg:height="0.632cm" svg:x="6.699cm" svg:y="7.366cm"><draw:text-box><text:p text:style-name="P82"><text:span text:style-name="T61">3</text:span></text:p></draw:text-box></draw:frame><draw:frame draw:style-name="gr14" draw:text-style-name="P83" svg:width="0.368cm" svg:height="0.632cm" svg:x="8.715cm" svg:y="7.366cm"><draw:text-box><text:p text:style-name="P82"><text:span text:style-name="T61">4</text:span></text:p></draw:text-box></draw:frame><draw:frame draw:style-name="gr14" draw:text-style-name="P83" svg:width="0.368cm" svg:height="0.632cm" svg:x="10.747cm" svg:y="7.366cm"><draw:text-box><text:p text:style-name="P82"><text:span text:style-name="T61">5</text:span></text:p></draw:text-box></draw:frame><draw:frame draw:style-name="gr14" draw:text-style-name="P83" svg:width="0.368cm" svg:height="0.632cm" svg:x="0.252cm" svg:y="7.366cm"><draw:text-box><text:p text:style-name="P82"><text:span text:style-name="T61">0</text:span></text:p></draw:text-box></draw:frame><draw:frame draw:style-name="gr14" draw:text-style-name="P83" svg:width="0.368cm" svg:height="0.632cm" svg:x="0.235cm" svg:y="5.584cm"><draw:text-box><text:p text:style-name="P82"><text:span text:style-name="T61">5</text:span></text:p></draw:text-box></draw:frame><draw:frame draw:style-name="gr15" draw:text-style-name="P83" svg:width="0.632cm" svg:height="0.632cm" svg:x="0cm" svg:y="4.284cm"><draw:text-box><text:p text:style-name="P82"><text:span text:style-name="T61">10</text:span></text:p></draw:text-box></draw:frame><draw:frame draw:style-name="gr15" draw:text-style-name="P83" svg:width="0.632cm" svg:height="0.632cm" svg:x="0cm" svg:y="2.985cm"><draw:text-box><text:p text:style-name="P82"><text:span text:style-name="T61">15</text:span></text:p></draw:text-box></draw:frame><draw:frame draw:style-name="gr15" draw:text-style-name="P83" svg:width="0.632cm" svg:height="0.632cm" svg:x="0cm" svg:y="1.685cm"><draw:text-box><text:p text:style-name="P82"><text:span text:style-name="T61">20</text:span></text:p></draw:text-box></draw:frame><draw:frame draw:style-name="gr15" draw:text-style-name="P83" svg:width="0.632cm" svg:height="0.632cm" svg:x="0cm" svg:y="0.385cm"><draw:text-box><text:p text:style-name="P82"><text:span text:style-name="T61">25</text:span></text:p></draw:text-box></draw:frame><draw:frame draw:style-name="gr16" draw:text-style-name="P83" svg:width="2.507cm" svg:height="0.632cm" svg:x="11.301cm" svg:y="1.598cm"><draw:text-box><text:p text:style-name="P82"><text:span text:style-name="T61">péri</text:span><text:span text:style-name="T61">mètr</text:span><text:span text:style-name="T61">e <text:s/></text:span></text:p></draw:text-box></draw:frame><draw:frame draw:style-name="gr17" draw:text-style-name="P83" svg:width="1.611cm" svg:height="0.632cm" svg:x="11.284cm" svg:y="0cm"><draw:text-box><text:p text:style-name="P82"><text:span text:style-name="T61">aire <text:s text:c="2"/></text:span><text:span text:style-name="T61"><text:s text:c="3"/></text:span></text:p></draw:text-box></draw:frame></draw:g></text:p>
      <text:p text:style-name="P39">Dans le cas ci-dessus, le périmètre est proportionnel au côté (<draw:frame draw:style-name="fr1" draw:name="Objet3" text:anchor-type="as-char" svg:width="1.889cm" svg:height="0.707cm" draw:z-index="17"><draw:object xlink:href="./Object 1" xlink:type="simple" xlink:show="embed" xlink:actuate="onLoad"/><draw:image xlink:href="./ObjectReplacements/Object 1" xlink:type="simple" xlink:show="embed" xlink:actuate="onLoad"/></draw:frame>) et les points associés au périmètre sont sur une ligne droite passant par l’origine du repère.</text:p>
      <text:p text:style-name="P39">En revanche, l’aire n’est pas proportionnelle au côté et les points associés à l’aire ne sont pas sur une droite.</text:p>
      <text:p text:style-name="P39"/>
      <text:p text:style-name="P18">Propriété : <text:span text:style-name="T13">(admise)</text:span></text:p>
      <text:p text:style-name="tfCours">Lorsque deux grandeurs sont proportionnelles, les points représentant ces deux grandeurs sont alignés et la droite formée passe par l'origine du repère.</text:p>
      <text:p text:style-name="P38"/>
      <text:p text:style-name="P18">Propriété réciproque :</text:p>
      <text:p text:style-name="tfCours">Lorsque les points représentant deux grandeurs sont alignés et que la droite formée passe par l'origine du repère, ces deux grandeurs sont proportionnelles.</text:p>
      <text:p text:style-name="Standard"/>
      <text:list xml:id="list201316828162863" text:continue-numbering="true" text:style-name="tfNum_20_I_29_">
        <text:list-item>
          <text:p text:style-name="P76">Applications</text:p>
        </text:list-item>
      </text:list>
      <text:list xml:id="list201316323781566" text:continue-list="list201316076418095" text:style-name="tfNum_20_1_29_">
        <text:list-item text:start-value="1">
          <text:p text:style-name="tfTitre_20_1_29_">Pourcentages</text:p>
        </text:list-item>
      </text:list>
      <text:p text:style-name="Standard">Les pourcentages traduisent des situations de proportionnalité !</text:p>
      <text:p text:style-name="Standard"/>
      <text:list xml:id="list1653695643" text:style-name="tfNum_20_a_29_">
        <text:list-item>
          <text:p text:style-name="tfTitre_20_a_29_">Calculer un pourcentage</text:p>
        </text:list-item>
      </text:list>
      <text:p text:style-name="Standard"><text:span text:style-name="T1">Ex :</text:span> Dans une classe de 2<text:span text:style-name="T28">4</text:span> élèves, 15 étudient l'anglais.</text:p>
      <text:p text:style-name="Standard">Quel est le pourcentage d'élèves étudiant l'anglais ?</text:p>
      <text:p text:style-name="Standard"/>
      <text:p text:style-name="Standard">Appelons <text:span text:style-name="T9">x</text:span> ce pourcentage</text:p>
      <table:table table:name="Tableau1" table:style-name="Tableau1">
        <table:table-column table:style-name="Tableau1.A"/>
        <table:table-column table:style-name="Tableau1.B" table:number-columns-repeated="2"/>
        <table:table-row table:style-name="TableLine94780185279008">
          <table:table-cell table:style-name="Tableau1.A1" office:value-type="string">
            <text:p text:style-name="Table_20_Contents">Nombre d'élèves étudiant l'anglais</text:p>
          </table:table-cell>
          <table:table-cell table:style-name="Tableau1.A1" office:value-type="string">
            <text:p text:style-name="P1"><text:span text:style-name="tfMasqué"/></text:p>
          </table:table-cell>
          <table:table-cell table:style-name="Tableau1.C1" office:value-type="string">
            <text:p text:style-name="P15"><text:span text:style-name="tfMasqué"><text:span text:style-name="T10"/></text:span></text:p>
          </table:table-cell>
        </table:table-row>
        <table:table-row table:style-name="TableLine94780185352240">
          <table:table-cell table:style-name="Tableau1.A2" office:value-type="string">
            <text:p text:style-name="Table_20_Contents">Nombre total d'élèves</text:p>
          </table:table-cell>
          <table:table-cell table:style-name="Tableau1.B2">
            <text:p text:style-name="P1"><text:span text:style-name="tfMasqué"><text:span text:style-name="T17"/></text:span></text:p>
          </table:table-cell>
          <table:table-cell table:style-name="Tableau1.C2" office:value-type="string">
            <text:p text:style-name="P1"><text:span text:style-name="tfMasqué"/></text:p>
          </table:table-cell>
        </table:table-row>
      </table:table>
      <text:p text:style-name="Standard"><draw:rect text:anchor-type="paragraph" draw:z-index="2" draw:name="Forme16" draw:style-name="gr1" draw:text-style-name="P78" svg:width="2.4cm" svg:height="0.84cm" svg:x="7.893cm" svg:y="0.739cm"><text:p/></draw:rect></text:p>
      <text:p text:style-name="P20"><text:span text:style-name="T10">x</text:span> = </text:p>
      <text:p text:style-name="Standard">Il y a donc <text:s text:c="6"/>% d'élèves faisant de l'anglais dans cette classe.</text:p>
      <text:p text:style-name="Standard"/>
      <text:p text:style-name="Standard"/>
      <text:list xml:id="list201315613681291" text:continue-numbering="true" text:style-name="tfNum_20_a_29_">
        <text:list-item>
          <text:p text:style-name="tfTitre_20_a_29_">Appliquer un pourcentage</text:p>
        </text:list-item>
      </text:list>
      <text:p text:style-name="Standard"><text:span text:style-name="T1">Ex :</text:span> Dans une classe de 30 élèves, 40 % sont des filles.</text:p>
      <text:p text:style-name="Standard">Combien y a-t-il de filles ?</text:p>
      <text:p text:style-name="Standard"/>
      <text:list xml:id="list944192340" text:style-name="tfPuce">
        <text:list-item>
          <text:p text:style-name="P61"><text:span text:style-name="T1">Méthode 1 :</text:span> Avec un tableau de proportionnalité</text:p>
        </text:list-item>
      </text:list>
      <text:p text:style-name="P55">Appelons <text:span text:style-name="T9">x</text:span> le nombre de filles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780185435120">
          <table:table-cell table:style-name="Tableau2.A1" office:value-type="string">
            <text:p text:style-name="Table_20_Contents">Nombre de filles</text:p>
          </table:table-cell>
          <table:table-cell table:style-name="Tableau2.A1" office:value-type="string">
            <text:p text:style-name="P15"><text:span text:style-name="tfMasqué"><text:span text:style-name="T10"/></text:span></text:p>
          </table:table-cell>
          <table:table-cell table:style-name="Tableau2.C1">
            <text:p text:style-name="P14"><text:span text:style-name="tfMasqué"/></text:p>
          </table:table-cell>
        </table:table-row>
        <table:table-row table:style-name="TableLine94780184931760">
          <table:table-cell table:style-name="Tableau2.A2" office:value-type="string">
            <text:p text:style-name="Table_20_Contents">Nombre total d'élèves</text:p>
          </table:table-cell>
          <table:table-cell table:style-name="Tableau2.B2" office:value-type="string">
            <text:p text:style-name="P1"><text:span text:style-name="tfMasqué"/></text:p>
          </table:table-cell>
          <table:table-cell table:style-name="Tableau2.C2" office:value-type="string">
            <text:p text:style-name="P1"><text:span text:style-name="tfMasqué"/></text:p>
          </table:table-cell>
        </table:table-row>
      </table:table>
      <text:p text:style-name="P56"><draw:rect text:anchor-type="paragraph" draw:z-index="10" draw:name="Forme16_0" draw:style-name="gr1" draw:text-style-name="P78" svg:width="2.4cm" svg:height="0.84cm" svg:x="7.893cm" svg:y="0.739cm"><text:p/></draw:rect></text:p>
      <text:p text:style-name="P58"><text:span text:style-name="T10">x</text:span> = </text:p>
      <text:p text:style-name="P56">Il y a donc <text:s text:c="6"/>filles dans cette classe.</text:p>
      <text:p text:style-name="Standard"/>
      <text:list xml:id="list201316102447782" text:continue-numbering="true" text:style-name="tfPuce">
        <text:list-item>
          <text:p text:style-name="P61"><text:span text:style-name="T1">Méthode 2 :</text:span> En « appliquant » directement le pourcentage</text:p>
        </text:list-item>
      </text:list>
      <text:p text:style-name="P57">Les filles représentent 40 % des <text:span text:style-name="T37">30</text:span> élèves de la classe.</text:p>
      <text:p text:style-name="P57">Le nombre de filles est donc : </text:p>
      <text:p text:style-name="P59">Dans cette classe, il y a donc <text:s text:c="6"/>filles.</text:p>
      <text:p text:style-name="Standard"/>
      <text:list xml:id="list201317023671991" text:continue-list="list201315613681291" text:style-name="tfNum_20_a_29_">
        <text:list-item>
          <text:p text:style-name="P77">Pourcentage d’augmentation ou de diminution</text:p>
        </text:list-item>
      </text:list>
      <text:p text:style-name="P41"><text:span text:style-name="T3">Ex </text:span><text:span text:style-name="T4">1</text:span><text:span text:style-name="T3"> :</text:span><text:span text:style-name="T48"> </text:span><text:span text:style-name="T29">Un pantalon qui coûtait</text:span><text:span text:style-name="T48"> 12,50 € </text:span><text:span text:style-name="T49">vient d’augmenter de 20 %. Combien coûte-t-il désormais ?</text:span></text:p>
      <text:p text:style-name="P40"/>
      <text:p text:style-name="P43">Appelons <text:span text:style-name="T10">p</text:span> le nouveau prix du pantalon :</text:p>
      <text:p text:style-name="P42"><draw:frame draw:style-name="fr1" draw:name="Objet4" text:anchor-type="as-char" svg:width="1.162cm" svg:height="0.707cm" draw:z-index="18"><draw:object xlink:href="./Object 8" xlink:type="simple" xlink:show="embed" xlink:actuate="onLoad"/><draw:image xlink:href="./ObjectReplacements/Object 8" xlink:type="simple" xlink:show="embed" xlink:actuate="onLoad"/></draw:frame></text:p>
      <text:p text:style-name="P42"/>
      <text:p text:style-name="P42"/>
      <text:p text:style-name="P65"><text:span text:style-name="T1">Ex 2 :</text:span> Bonne nouvelle ! D<text:span text:style-name="T50">ans ma boulangerie, </text:span>les éclairs au chocolat sont passés de <text:span text:style-name="T50">3 € à 2,70 €. De quel pourcentage ont-ils baissé ?</text:span></text:p>
      <text:p text:style-name="P42"/>
      <text:p text:style-name="P44">Appelons <text:span text:style-name="T10">p</text:span> <text:span text:style-name="T38">c</text:span>e pourcentage.</text:p>
      <text:p text:style-name="P52">La baisse est <text:span text:style-name="T60">alors</text:span> : <draw:frame draw:style-name="fr1" draw:name="Objet8" text:anchor-type="as-char" svg:width="2.794cm" svg:height="1.55cm" draw:z-index="21"><draw:object xlink:href="./Object 9" xlink:type="simple" xlink:show="embed" xlink:actuate="onLoad"/><draw:image xlink:href="./ObjectReplacements/Object 9" xlink:type="simple" xlink:show="embed" xlink:actuate="onLoad"/></draw:frame></text:p>
      <text:p text:style-name="P44"/>
      <text:p text:style-name="P44"/>
      <text:list xml:id="list201315414970226" text:continue-list="list201316323781566" text:style-name="tfNum_20_1_29_">
        <text:list-item>
          <text:p text:style-name="P70">Échelle d'un plan</text:p>
        </text:list-item>
      </text:list>
      <text:p text:style-name="Standard">Sur un plan à l'échelle, les distances sur le plan sont proportionnelles aux distances réelles.</text:p>
      <text:p text:style-name="Standard"/>
      <text:p text:style-name="P17">Définition :</text:p>
      <text:p text:style-name="tfCours">L'échelle d'un plan est le coefficient de proportionnalité :</text:p>
      <text:p text:style-name="P53"><draw:g text:anchor-type="paragraph" draw:z-index="1" draw:name="Forme19" draw:style-name="gr24"><draw:frame draw:style-name="gr25" draw:text-style-name="P87" svg:width="2.193cm" svg:height="1.227cm" svg:x="13.218cm" svg:y="0.171cm"><draw:text-box><text:p text:style-name="P82"><text:span text:style-name="T64">même </text:span><text:span text:style-name="T64">unité !</text:span></text:p></draw:text-box></draw:frame><draw:line draw:style-name="gr26" draw:text-style-name="P88" svg:x1="13.32cm" svg:y1="0.641cm" svg:x2="12.428cm" svg:y2="0.498cm"><text:p/></draw:line><draw:line draw:style-name="gr26" draw:text-style-name="P88" svg:x1="13.32cm" svg:y1="0.908cm" svg:x2="12.428cm" svg:y2="1.051cm"><text:p/></draw:line></draw:g><draw:frame draw:style-name="fr3" draw:name="Objet17" text:anchor-type="as-char" svg:y="-0.915cm" svg:width="5.36cm" svg:height="1.55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/>
      <text:p text:style-name="P17">Ex :</text:p>
      <text:p text:style-name="Standard">Un microbe est représenté sur un livre par un cercle de diamètre 1<text:span text:style-name="T30">2</text:span> mm. Le schéma est à l'échelle <draw:frame draw:style-name="fr2" draw:name="Objet20" text:anchor-type="as-char" svg:y="-0.931cm" svg:width="2.073cm" svg:height="1.579cm" draw:z-index="0"><draw:object xlink:href="./Object 12" xlink:type="simple" xlink:show="embed" xlink:actuate="onLoad"/><draw:image xlink:href="./ObjectReplacements/Object 12" xlink:type="simple" xlink:show="embed" xlink:actuate="onLoad"/><svg:desc>formule</svg:desc></draw:frame>. Quel est le diamètre réel du microbe ?</text:p>
      <text:p text:style-name="Standard"/>
      <text:p text:style-name="Standard">Appelons <text:span text:style-name="T9">x</text:span> le diamètre réel du microbe en mm.</text:p>
      <table:table table:name="Tableau5" table:style-name="Tableau5">
        <table:table-column table:style-name="Tableau5.A"/>
        <table:table-column table:style-name="Tableau5.B" table:number-columns-repeated="2"/>
        <table:table-row table:style-name="TableLine94780184926976">
          <table:table-cell table:style-name="Tableau5.A1" office:value-type="string">
            <text:p text:style-name="Table_20_Contents">Diamètre sur le livre (mm)</text:p>
          </table:table-cell>
          <table:table-cell table:style-name="Tableau5.A1" office:value-type="string">
            <text:p text:style-name="P14"><text:span text:style-name="tfMasqué"/></text:p>
          </table:table-cell>
          <table:table-cell table:style-name="Tableau5.C1" office:value-type="string">
            <text:p text:style-name="P14"><text:span text:style-name="tfMasqué"/></text:p>
          </table:table-cell>
        </table:table-row>
        <table:table-row table:style-name="TableLine94780184795712">
          <table:table-cell table:style-name="Tableau5.A2" office:value-type="string">
            <text:p text:style-name="Table_20_Contents">Diamètre réel (mm)</text:p>
          </table:table-cell>
          <table:table-cell table:style-name="Tableau5.A2" office:value-type="string">
            <text:p text:style-name="P1"><text:span text:style-name="tfMasqué"/></text:p>
          </table:table-cell>
          <table:table-cell table:style-name="Tableau5.C2" office:value-type="string">
            <text:p text:style-name="P3"><text:span text:style-name="tfMasqué"><text:span text:style-name="T10"/></text:span></text:p>
          </table:table-cell>
        </table:table-row>
      </table:table>
      <text:p text:style-name="Standard"/>
      <text:p text:style-name="P20"><text:span text:style-name="T9">x</text:span> = </text:p>
      <text:p text:style-name="Standard">Le microbe mesure donc <text:span text:style-name="tfMasqué"><text:s text:c="14"/></text:span><text:s/>mm de diamètre.</text:p>
      <text:p text:style-name="Standard"/>
      <text:p text:style-name="Standard"/>
      <text:list xml:id="list201316132311386" text:continue-list="list201316828162863" text:style-name="tfNum_20_I_29_">
        <text:list-item>
          <text:p text:style-name="P73">Grandeurs composées :</text:p>
        </text:list-item>
      </text:list>
      <text:list xml:id="list201316924086895" text:continue-list="list201315414970226" text:style-name="tfNum_20_1_29_">
        <text:list-item text:start-value="1">
          <text:p text:style-name="tfTitre_20_1_29_">Grandeurs produit, grandeur<text:span text:style-name="T54">s</text:span> quotient :</text:p>
        </text:list-item>
      </text:list>
      <text:p text:style-name="P51">Dans un tableau de proportionnalité, le coefficient de proportionnalité est souvent le quotient de deux grandeurs différentes :</text:p>
      <text:p text:style-name="Standard"/>
      <text:list xml:id="list201316944748142" text:continue-list="list201316102447782" text:style-name="tfPuce">
        <text:list-item>
          <text:p text:style-name="P61">L’aire d’une surface est une grandeur produit : en m<text:span text:style-name="T52">2</text:span> = m×m.</text:p>
        </text:list-item>
        <text:list-item>
          <text:p text:style-name="P62"><text:span text:style-name="T58">Le prix </text:span><text:span text:style-name="T35">au</text:span><text:span text:style-name="T58"> litre de l’essence est une grandeur quotient : en €/L.</text:span></text:p>
        </text:list-item>
        <text:list-item>
          <text:p text:style-name="P64">La consommation d’une voiture est une grandeur quotient : en L/km.</text:p>
        </text:list-item>
        <text:list-item>
          <text:p text:style-name="P61">La masse volumique est une grandeur quotient : en kg/m<text:span text:style-name="T51">3</text:span>.</text:p>
        </text:list-item>
        <text:list-item>
          <text:p text:style-name="P63"><text:span text:style-name="T57">Un débit est une grandeur quotient : en m</text:span><text:span text:style-name="T53">3</text:span><text:span text:style-name="T57">/s.</text:span></text:p>
        </text:list-item>
      </text:list>
      <text:p text:style-name="Standard"/>
      <text:p text:style-name="Standard"/>
      <text:list xml:id="list201316674619246" text:continue-list="list201316924086895" text:style-name="tfNum_20_1_29_">
        <text:list-item>
          <text:p text:style-name="P69">Exemple de grandeur quotient : La vitesse <text:span text:style-name="T56">moyenne</text:span></text:p>
        </text:list-item>
      </text:list>
      <text:p text:style-name="P50">La vitesse moyenne <text:span text:style-name="T10">v</text:span> d’un objet ayant parcouru une distance <text:span text:style-name="T10">d</text:span> en un temps <text:span text:style-name="T10">t</text:span> est le quotient : <draw:frame draw:style-name="fr1" draw:name="Objet6" text:anchor-type="as-char" svg:width="1.704cm" svg:height="1.55cm" draw:z-index="22"><draw:object xlink:href="./Object 6" xlink:type="simple" xlink:show="embed" xlink:actuate="onLoad"/><draw:image xlink:href="./ObjectReplacements/Object 6" xlink:type="simple" xlink:show="embed" xlink:actuate="onLoad"/><svg:desc>formule</svg:desc></draw:frame>.</text:p>
      <text:p text:style-name="P29"/>
      <text:p text:style-name="P50"><text:span text:style-name="T1">Ex :</text:span> Un avion parcourt 4100 km à la vitesse moyenne de 820 Km/h.</text:p>
      <text:p text:style-name="P50">Quelle sera la durée du vol ?</text:p>
      <text:p text:style-name="P50"/>
      <text:p text:style-name="P50">Appelons t la durée du vol en heures.</text:p>
      <text:p text:style-name="P49">On alors : <draw:frame draw:style-name="fr1" draw:name="Objet7" text:anchor-type="as-char" svg:width="3.239cm" svg:height="1.55cm" draw:z-index="23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50">donc <draw:frame draw:style-name="fr1" draw:name="Objet9" text:anchor-type="as-char" svg:width="0.958cm" svg:height="0.707cm" draw:z-index="2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50"/>
      <text:p text:style-name="P50"/>
      <text:list xml:id="list201315603286126" text:continue-numbering="true" text:style-name="tfNum_20_1_29_">
        <text:list-item>
          <text:p text:style-name="P70">Ca<text:span text:style-name="T54">lculs et c</text:span>hangements d’unité</text:p>
        </text:list-item>
      </text:list>
      <text:p text:style-name="P48"><text:span text:style-name="T1">Ex </text:span><text:span text:style-name="T5">1</text:span><text:span text:style-name="T1"> :</text:span><text:span text:style-name="T12"> </text:span>Le grammage d’une feuille de papier étant de 80 g/m<text:span text:style-name="T52">2</text:span>, calculer la masse de 500 feuilles A4.</text:p>
      <text:p text:style-name="P27"><text:span text:style-name="T34">L’</text:span>aire <text:span text:style-name="T31">d’u</text:span>ne feuille A4 est :</text:p>
      <text:p text:style-name="P45">L’aire de 500 feuilles A4 est :</text:p>
      <text:p text:style-name="Standard">La masse de 500 feuilles A4 <text:span text:style-name="T31">est :</text:span></text:p>
      <text:p text:style-name="Standard"/>
      <text:p text:style-name="Standard"/>
      <text:p text:style-name="Standard"><text:span text:style-name="T1">E</text:span><text:span text:style-name="T5">x 2 :</text:span><text:span text:style-name="T54"> </text:span><text:span text:style-name="T31">L</text:span>a vitesse de rotation d'un disque dur est de 5400 tours/min. Calculer cette vitesse en tours/s.</text:p>
      <text:p text:style-name="P46"><draw:frame draw:style-name="fr1" draw:name="Objet1" text:anchor-type="as-char" svg:width="4.544cm" svg:height="1.55cm" draw:z-index="19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P26"><text:span text:style-name="T33">Ex 3 :</text:span><text:span text:style-name="T32"> </text:span>Convertir 15 m<text:span text:style-name="T52">2</text:span> en cm<text:span text:style-name="T52">2</text:span>.</text:p>
      <text:p text:style-name="P48">15 m<text:span text:style-name="T52">2</text:span> = 15 × <text:span text:style-name="T55">(</text:span>1 m<text:span text:style-name="T55">)</text:span><text:span text:style-name="T52">2</text:span> =</text:p>
      <text:p text:style-name="Standard"/>
      <text:p text:style-name="Standard"/>
      <text:p text:style-name="P20"><text:span text:style-name="T6">Ex 4 :</text:span><text:span text:style-name="T55"> </text:span>La vitesse du son dans l'air est <text:span text:style-name="T55">d’</text:span>environ 340 m/s. Exprimez cette vitesse en km/h.</text:p>
      <text:p text:style-name="P47"><draw:frame draw:style-name="fr1" draw:name="Objet5" text:anchor-type="as-char" svg:width="1.06cm" svg:height="0.707cm" draw:z-index="20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OpenSymbol" svg:font-family="OpenSymbol"/>
    <style:font-face style:name="Times New Roman2" svg:font-family="'Times New Roman'" style:font-adornments="Normal" style:font-family-generic="roman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fill-image draw:name="Empty" xlink:href="Pictures/10000000000000080000000804B398AF1D13287F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4-28T23:40:47.02</meta:creation-date>
    <meta:editing-duration>PT10H45M57S</meta:editing-duration>
    <meta:editing-cycles>80</meta:editing-cycles>
    <meta:generator>LibreOffice/7.1.3.2$Linux_X86_64 LibreOffice_project/10$Build-2</meta:generator>
    <dc:date>2021-06-07T20:13:10.401562454</dc:date>
    <meta:document-statistic meta:table-count="9" meta:image-count="0" meta:object-count="15" meta:page-count="9" meta:paragraph-count="137" meta:word-count="1029" meta:character-count="5504" meta:non-whitespace-character-count="4571"/>
  </office:meta>
</office:document-meta>
</file>

<file path=Object 1/content.xml><?xml version="1.0" encoding="utf-8"?>
<math xmlns="http://www.w3.org/1998/Math/MathML" display="block">
  <semantics>
    <mrow>
      <mi>p</mi>
      <mo stretchy="false">=</mo>
      <mrow>
        <mn>4</mn>
        <mi>c</mi>
      </mrow>
    </mrow>
    <annotation encoding="StarMath 5.0">{p}={4 c}%%&lt;cmathArbre&gt;«=­p­«impMult­4­c»»&lt;/cmathArbre&gt;&lt;cmathFormule&gt;p=4c&lt;/cmathFormule&gt;</annotation>
  </semantics>
</math>
</file>

<file path=Object 10/content.xml><?xml version="1.0" encoding="utf-8"?>
<math xmlns="http://www.w3.org/1998/Math/MathML" display="block">
  <semantics>
    <mrow>
      <mi>a</mi>
      <mo stretchy="false">=</mo>
      <mfrac>
        <mi mathvariant="italic">bc</mi>
        <mi>d</mi>
      </mfrac>
    </mrow>
    <annotation encoding="StarMath 5.0">{a}={{alignc {{bc}}over{d}}}%%&lt;cmathArbre&gt;«=­a­«/­«{}­bc»­d»»&lt;/cmathArbre&gt;&lt;cmathFormule&gt;a={bc}/d&lt;/cmathFormule&gt;</annotation>
  </semantics>
</math>
</file>

<file path=Object 11/content.xml><?xml version="1.0" encoding="utf-8"?>
<math xmlns="http://www.w3.org/1998/Math/MathML" display="block">
  <semantics>
    <mfrac>
      <mtext>distance sur le plan</mtext>
      <mtext>distance réelle</mtext>
    </mfrac>
    <annotation encoding="StarMath 5.0">{"distance sur le plan"} over {alignc "distance réelle"}</annotation>
  </semantics>
</math>
</file>

<file path=Object 12/content.xml><?xml version="1.0" encoding="utf-8"?>
<math xmlns="http://www.w3.org/1998/Math/MathML" display="block">
  <semantics>
    <mfrac>
      <mn>10000</mn>
      <mn>1</mn>
    </mfrac>
    <annotation encoding="StarMath 5.0">{10000} over {1}</annotation>
  </semantics>
</math>
</file>

<file path=Object 13/content.xml><?xml version="1.0" encoding="utf-8"?>
<math xmlns="http://www.w3.org/1998/Math/MathML" display="block">
  <semantics>
    <mrow>
      <mi>c</mi>
      <mo stretchy="false">=</mo>
      <mrow/>
    </mrow>
    <annotation encoding="StarMath 5.0">{c}={}%%&lt;cmathArbre&gt;«=­c­»&lt;/cmathArbre&gt;&lt;cmathFormule&gt;c=&lt;/cmathFormule&gt;</annotation>
  </semantics>
</math>
</file>

<file path=Object 14/content.xml><?xml version="1.0" encoding="utf-8"?>
<math xmlns="http://www.w3.org/1998/Math/MathML" display="block">
  <semantics>
    <mrow>
      <mi>d</mi>
      <mo stretchy="false">=</mo>
      <mrow/>
    </mrow>
    <annotation encoding="StarMath 5.0">{d}={}%%&lt;cmathArbre&gt;«=­d­»&lt;/cmathArbre&gt;&lt;cmathFormule&gt;d=&lt;/cmathFormule&gt;</annotation>
  </semantics>
</math>
</file>

<file path=Object 16/content.xml><?xml version="1.0" encoding="utf-8"?>
<math xmlns="http://www.w3.org/1998/Math/MathML" display="block">
  <semantics>
    <mrow>
      <mi>b</mi>
      <mo stretchy="false">=</mo>
      <mrow/>
    </mrow>
    <annotation encoding="StarMath 5.0">{b}={}%%&lt;cmathArbre&gt;«=­b­»&lt;/cmathArbre&gt;&lt;cmathFormule&gt;b=&lt;/cmathFormule&gt;</annotation>
  </semantics>
</math>
</file>

<file path=Object 2/content.xml><?xml version="1.0" encoding="utf-8"?>
<math xmlns="http://www.w3.org/1998/Math/MathML" display="block">
  <semantics>
    <mrow>
      <mi>v</mi>
      <mo stretchy="false">=</mo>
      <mfrac>
        <mtext>5400 tours</mtext>
        <mtext>1 min</mtext>
      </mfrac>
      <mo stretchy="false">=</mo>
      <mrow/>
    </mrow>
    <annotation encoding="StarMath 5.0">{v}={{{alignc {"5400 tours"}over{"1 min"}}}={}}%%&lt;cmathArbre&gt;«=­v­«=­«/­«""­5400 tours»­«""­1 min»»­»»&lt;/cmathArbre&gt;&lt;cmathFormule&gt;v="5400 tours"/"1 min"=&lt;/cmathFormule&gt;</annotation>
  </semantics>
</math>
</file>

<file path=Object 3/content.xml><?xml version="1.0" encoding="utf-8"?>
<math xmlns="http://www.w3.org/1998/Math/MathML" display="block">
  <semantics>
    <mrow>
      <mfrac>
        <mi>a</mi>
        <mi>b</mi>
      </mfrac>
      <mo stretchy="false">=</mo>
      <mfrac>
        <mi>c</mi>
        <mi>d</mi>
      </mfrac>
    </mrow>
    <annotation encoding="StarMath 5.0">{{alignc {a}over{b}}}={{alignc {c}over{d}}}%%&lt;cmathArbre&gt;«=­«/­a­b»­«/­c­d»»&lt;/cmathArbre&gt;&lt;cmathFormule&gt;a/b=c/d&lt;/cmathFormule&gt;</annotation>
  </semantics>
</math>
</file>

<file path=Object 4/content.xml><?xml version="1.0" encoding="utf-8"?>
<math xmlns="http://www.w3.org/1998/Math/MathML" display="block">
  <semantics>
    <mrow>
      <mi>v</mi>
      <mo stretchy="false">=</mo>
      <mrow/>
    </mrow>
    <annotation encoding="StarMath 5.0">{v}={}%%&lt;cmathArbre&gt;«=­v­»&lt;/cmathArbre&gt;&lt;cmathFormule&gt;v=&lt;/cmathFormule&gt;</annotation>
  </semantics>
</math>
</file>

<file path=Object 5/content.xml><?xml version="1.0" encoding="utf-8"?>
<math xmlns="http://www.w3.org/1998/Math/MathML" display="block">
  <semantics>
    <mrow>
      <mi>t</mi>
      <mo stretchy="false">=</mo>
      <mrow/>
    </mrow>
    <annotation encoding="StarMath 5.0">{t}={}%%&lt;cmathArbre&gt;«=­t­»&lt;/cmathArbre&gt;&lt;cmathFormule&gt;t=&lt;/cmathFormule&gt;</annotation>
  </semantics>
</math>
</file>

<file path=Object 6/content.xml><?xml version="1.0" encoding="utf-8"?>
<math xmlns="http://www.w3.org/1998/Math/MathML" display="block">
  <semantics>
    <mrow>
      <mi>v</mi>
      <mo stretchy="false">=</mo>
      <mfrac>
        <mi>d</mi>
        <mi>t</mi>
      </mfrac>
    </mrow>
    <annotation encoding="StarMath 5.0">{v}={{alignc {d}over{t}}}%%&lt;cmathArbre&gt;«=­v­«/­d­t»»&lt;/cmathArbre&gt;&lt;cmathFormule&gt;v=d/t&lt;/cmathFormule&gt;</annotation>
  </semantics>
</math>
</file>

<file path=Object 7/content.xml><?xml version="1.0" encoding="utf-8"?>
<math xmlns="http://www.w3.org/1998/Math/MathML" display="block">
  <semantics>
    <mrow>
      <mn>820</mn>
      <mo stretchy="false">=</mo>
      <mfrac>
        <mn>4100</mn>
        <mi>t</mi>
      </mfrac>
    </mrow>
    <annotation encoding="StarMath 5.0">{820}={{alignc {4100}over{t}}}%%&lt;cmathArbre&gt;«=­820­«/­4100­t»»&lt;/cmathArbre&gt;&lt;cmathFormule&gt;820=4100/t&lt;/cmathFormule&gt;</annotation>
  </semantics>
</math>
</file>

<file path=Object 8/content.xml><?xml version="1.0" encoding="utf-8"?>
<math xmlns="http://www.w3.org/1998/Math/MathML" display="block">
  <semantics>
    <mrow>
      <mi>p</mi>
      <mo stretchy="false">=</mo>
      <mrow/>
    </mrow>
    <annotation encoding="StarMath 5.0">{p}={}%%&lt;cmathArbre&gt;«=­p­»&lt;/cmathArbre&gt;&lt;cmathFormule&gt;p=&lt;/cmathFormule&gt;</annotation>
  </semantics>
</math>
</file>

<file path=Object 9/content.xml><?xml version="1.0" encoding="utf-8"?>
<math xmlns="http://www.w3.org/1998/Math/MathML" display="block">
  <semantics>
    <mrow>
      <mrow>
        <mfrac>
          <mi>p</mi>
          <mn>100</mn>
        </mfrac>
        <mo stretchy="false">×</mo>
        <mn>3</mn>
      </mrow>
      <mo stretchy="false">=</mo>
      <mrow/>
    </mrow>
    <annotation encoding="StarMath 5.0">{{{alignc {p}over{100}}} times 3}={}%%&lt;cmathArbre&gt;«=­«*­«{}­«/­p­100»»­3»­»&lt;/cmathArbre&gt;&lt;cmathFormule&gt;{p/100}*3=&lt;/cmathFormule&gt;</annotation>
  </semantics>
</math>
</file>